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411f5" officeooo:paragraph-rsid="000f0a17"/>
    </style:style>
    <style:style style:name="P2" style:family="paragraph" style:parent-style-name="Heading_20_1">
      <style:text-properties officeooo:paragraph-rsid="000f0a17"/>
    </style:style>
    <style:style style:name="P3" style:family="paragraph" style:parent-style-name="Heading_20_2">
      <style:text-properties officeooo:rsid="000411f5" officeooo:paragraph-rsid="000f0a17"/>
    </style:style>
    <style:style style:name="P4" style:family="paragraph" style:parent-style-name="Heading_20_2">
      <style:text-properties officeooo:rsid="000a6827" officeooo:paragraph-rsid="000f0a17"/>
    </style:style>
    <style:style style:name="P5" style:family="paragraph" style:parent-style-name="Heading_20_3">
      <style:text-properties officeooo:rsid="000411f5" officeooo:paragraph-rsid="000f0a17"/>
    </style:style>
    <style:style style:name="P6" style:family="paragraph" style:parent-style-name="Heading_20_3">
      <style:text-properties officeooo:rsid="000717da" officeooo:paragraph-rsid="000f0a17"/>
    </style:style>
    <style:style style:name="P7" style:family="paragraph" style:parent-style-name="Heading_20_3">
      <style:text-properties officeooo:rsid="00074f71" officeooo:paragraph-rsid="000f0a17"/>
    </style:style>
    <style:style style:name="P8" style:family="paragraph" style:parent-style-name="Heading_20_3">
      <style:text-properties officeooo:rsid="0008d74a" officeooo:paragraph-rsid="000f0a17"/>
    </style:style>
    <style:style style:name="P9" style:family="paragraph" style:parent-style-name="Heading_20_3">
      <style:text-properties officeooo:paragraph-rsid="000f0a17"/>
    </style:style>
    <style:style style:name="P10" style:family="paragraph" style:parent-style-name="Horizontal_20_Line">
      <style:text-properties officeooo:paragraph-rsid="000f0a17"/>
    </style:style>
    <style:style style:name="P11" style:family="paragraph" style:parent-style-name="Text_20_body">
      <style:text-properties fo:font-weight="bold" officeooo:rsid="000411f5" officeooo:paragraph-rsid="000f0a17" style:font-weight-asian="bold" style:font-weight-complex="bold"/>
    </style:style>
    <style:style style:name="P12" style:family="paragraph" style:parent-style-name="Text_20_body">
      <style:text-properties fo:font-weight="bold" officeooo:rsid="000c54f9" officeooo:paragraph-rsid="000f0a17" style:font-weight-asian="bold" style:font-weight-complex="bold"/>
    </style:style>
    <style:style style:name="P13" style:family="paragraph" style:parent-style-name="Text_20_body">
      <style:text-properties fo:font-weight="bold" officeooo:rsid="00074f71" officeooo:paragraph-rsid="000f0a17" style:font-weight-asian="bold" style:font-weight-complex="bold"/>
    </style:style>
    <style:style style:name="P14" style:family="paragraph" style:parent-style-name="Text_20_body">
      <style:text-properties fo:font-weight="bold" officeooo:rsid="0008033f" officeooo:paragraph-rsid="000f0a17" style:font-weight-asian="bold" style:font-weight-complex="bold"/>
    </style:style>
    <style:style style:name="P15" style:family="paragraph" style:parent-style-name="Text_20_body" style:list-style-name="L1">
      <style:text-properties fo:color="#00ff00" loext:opacity="100%" officeooo:rsid="0005ffbb" officeooo:paragraph-rsid="000f0a17"/>
    </style:style>
    <style:style style:name="P16" style:family="paragraph" style:parent-style-name="Text_20_body" style:list-style-name="L12">
      <style:text-properties officeooo:rsid="000a6827" officeooo:paragraph-rsid="000f0a17"/>
    </style:style>
    <style:style style:name="P17" style:family="paragraph" style:parent-style-name="Text_20_body" style:list-style-name="L13">
      <style:text-properties officeooo:rsid="000717da" officeooo:paragraph-rsid="000f0a17"/>
    </style:style>
    <style:style style:name="P18" style:family="paragraph" style:parent-style-name="Text_20_body" style:list-style-name="L14">
      <style:text-properties officeooo:rsid="000717da" officeooo:paragraph-rsid="000f0a17"/>
    </style:style>
    <style:style style:name="P19" style:family="paragraph" style:parent-style-name="Text_20_body" style:list-style-name="L18">
      <style:text-properties officeooo:rsid="000717da" officeooo:paragraph-rsid="000f0a17"/>
    </style:style>
    <style:style style:name="P20" style:family="paragraph" style:parent-style-name="Text_20_body" style:list-style-name="L21">
      <style:text-properties officeooo:rsid="000717da" officeooo:paragraph-rsid="000f0a17"/>
    </style:style>
    <style:style style:name="P21" style:family="paragraph" style:parent-style-name="Text_20_body" style:list-style-name="L13">
      <style:text-properties officeooo:rsid="000411f5" officeooo:paragraph-rsid="000f0a17"/>
    </style:style>
    <style:style style:name="P22" style:family="paragraph" style:parent-style-name="Text_20_body" style:list-style-name="L14">
      <style:text-properties officeooo:rsid="000411f5" officeooo:paragraph-rsid="000f0a17"/>
    </style:style>
    <style:style style:name="P23" style:family="paragraph" style:parent-style-name="Text_20_body" style:list-style-name="L18">
      <style:text-properties officeooo:rsid="000411f5" officeooo:paragraph-rsid="000f0a17"/>
    </style:style>
    <style:style style:name="P24" style:family="paragraph" style:parent-style-name="Text_20_body" style:list-style-name="L19">
      <style:text-properties officeooo:rsid="000411f5" officeooo:paragraph-rsid="000f0a17"/>
    </style:style>
    <style:style style:name="P25" style:family="paragraph" style:parent-style-name="Text_20_body" style:list-style-name="L21">
      <style:text-properties officeooo:rsid="000411f5" officeooo:paragraph-rsid="000f0a17"/>
    </style:style>
    <style:style style:name="P26" style:family="paragraph" style:parent-style-name="Text_20_body" style:list-style-name="L13">
      <style:text-properties officeooo:rsid="0005ffbb" officeooo:paragraph-rsid="000f0a17"/>
    </style:style>
    <style:style style:name="P27" style:family="paragraph" style:parent-style-name="Text_20_body" style:list-style-name="L19">
      <style:text-properties officeooo:rsid="0005ffbb" officeooo:paragraph-rsid="000f0a17"/>
    </style:style>
    <style:style style:name="P28" style:family="paragraph" style:parent-style-name="Text_20_body" style:list-style-name="L20">
      <style:text-properties officeooo:rsid="0005ffbb" officeooo:paragraph-rsid="000f0a17"/>
    </style:style>
    <style:style style:name="P29" style:family="paragraph" style:parent-style-name="Text_20_body" style:list-style-name="L13">
      <style:text-properties officeooo:rsid="000843f0" officeooo:paragraph-rsid="000f0a17"/>
    </style:style>
    <style:style style:name="P30" style:family="paragraph" style:parent-style-name="Text_20_body" style:list-style-name="L14">
      <style:text-properties officeooo:rsid="000843f0" officeooo:paragraph-rsid="000f0a17"/>
    </style:style>
    <style:style style:name="P31" style:family="paragraph" style:parent-style-name="Text_20_body" style:list-style-name="L13">
      <style:text-properties officeooo:rsid="00099525" officeooo:paragraph-rsid="000f0a17"/>
    </style:style>
    <style:style style:name="P32" style:family="paragraph" style:parent-style-name="Text_20_body" style:list-style-name="L15">
      <style:text-properties officeooo:rsid="00099525" officeooo:paragraph-rsid="000f0a17"/>
    </style:style>
    <style:style style:name="P33" style:family="paragraph" style:parent-style-name="Text_20_body" style:list-style-name="L13">
      <style:text-properties officeooo:rsid="0009d46f" officeooo:paragraph-rsid="000f0a17"/>
    </style:style>
    <style:style style:name="P34" style:family="paragraph" style:parent-style-name="Text_20_body" style:list-style-name="L14">
      <style:text-properties officeooo:rsid="0009d46f" officeooo:paragraph-rsid="000f0a17"/>
    </style:style>
    <style:style style:name="P35" style:family="paragraph" style:parent-style-name="Text_20_body" style:list-style-name="L15">
      <style:text-properties officeooo:rsid="0009d46f" officeooo:paragraph-rsid="000f0a17"/>
    </style:style>
    <style:style style:name="P36" style:family="paragraph" style:parent-style-name="Text_20_body" style:list-style-name="L16">
      <style:text-properties officeooo:rsid="0009d46f" officeooo:paragraph-rsid="000f0a17"/>
    </style:style>
    <style:style style:name="P37" style:family="paragraph" style:parent-style-name="Text_20_body" style:list-style-name="L13">
      <style:text-properties officeooo:rsid="001eca6c" officeooo:paragraph-rsid="000f0a17"/>
    </style:style>
    <style:style style:name="P38" style:family="paragraph" style:parent-style-name="Text_20_body" style:list-style-name="L13">
      <style:text-properties officeooo:rsid="001fc328" officeooo:paragraph-rsid="000f0a17"/>
    </style:style>
    <style:style style:name="P39" style:family="paragraph" style:parent-style-name="Text_20_body" style:list-style-name="L14">
      <style:paragraph-properties fo:break-before="page"/>
      <style:text-properties officeooo:rsid="001fc328" officeooo:paragraph-rsid="000f0a17"/>
    </style:style>
    <style:style style:name="P40" style:family="paragraph" style:parent-style-name="Text_20_body" style:list-style-name="L13">
      <style:text-properties officeooo:rsid="000c54f9" officeooo:paragraph-rsid="000f0a17"/>
    </style:style>
    <style:style style:name="P41" style:family="paragraph" style:parent-style-name="Text_20_body" style:list-style-name="L13">
      <style:text-properties officeooo:rsid="000d923d" officeooo:paragraph-rsid="000f0a17"/>
    </style:style>
    <style:style style:name="P42" style:family="paragraph" style:parent-style-name="Text_20_body" style:list-style-name="L13">
      <style:text-properties officeooo:rsid="0018b58a" officeooo:paragraph-rsid="000f0a17"/>
    </style:style>
    <style:style style:name="P43" style:family="paragraph" style:parent-style-name="Text_20_body" style:list-style-name="L13">
      <style:text-properties officeooo:rsid="0019a8c6" officeooo:paragraph-rsid="000f0a17"/>
    </style:style>
    <style:style style:name="P44" style:family="paragraph" style:parent-style-name="Text_20_body" style:list-style-name="L13">
      <style:text-properties officeooo:rsid="001a6a2d" officeooo:paragraph-rsid="000f0a17"/>
    </style:style>
    <style:style style:name="P45" style:family="paragraph" style:parent-style-name="Text_20_body" style:list-style-name="L14">
      <style:text-properties officeooo:rsid="00074f71" officeooo:paragraph-rsid="000f0a17"/>
    </style:style>
    <style:style style:name="P46" style:family="paragraph" style:parent-style-name="Text_20_body" style:list-style-name="L16">
      <style:text-properties officeooo:rsid="00074f71" officeooo:paragraph-rsid="000f0a17"/>
    </style:style>
    <style:style style:name="P47" style:family="paragraph" style:parent-style-name="Text_20_body" style:list-style-name="L17">
      <style:text-properties officeooo:rsid="00074f71" officeooo:paragraph-rsid="000f0a17"/>
    </style:style>
    <style:style style:name="P48" style:family="paragraph" style:parent-style-name="Text_20_body" style:list-style-name="L19">
      <style:text-properties officeooo:rsid="00074f71" officeooo:paragraph-rsid="000f0a17"/>
    </style:style>
    <style:style style:name="P49" style:family="paragraph" style:parent-style-name="Text_20_body" style:list-style-name="L20">
      <style:text-properties officeooo:rsid="00074f71" officeooo:paragraph-rsid="000f0a17"/>
    </style:style>
    <style:style style:name="P50" style:family="paragraph" style:parent-style-name="Text_20_body" style:list-style-name="L18">
      <style:text-properties officeooo:rsid="001c40c8" officeooo:paragraph-rsid="000f0a17"/>
    </style:style>
    <style:style style:name="P51" style:family="paragraph" style:parent-style-name="Text_20_body" style:list-style-name="L19">
      <style:text-properties officeooo:rsid="001cbbc9" officeooo:paragraph-rsid="000f0a17"/>
    </style:style>
    <style:style style:name="P52" style:family="paragraph" style:parent-style-name="Text_20_body" style:list-style-name="L20">
      <style:text-properties officeooo:rsid="001cbbc9" officeooo:paragraph-rsid="000f0a17"/>
    </style:style>
    <style:style style:name="P53" style:family="paragraph" style:parent-style-name="Text_20_body">
      <style:text-properties fo:color="#4caf50" loext:opacity="100%" officeooo:rsid="0008033f" officeooo:paragraph-rsid="000f0a17"/>
    </style:style>
    <style:style style:name="P54" style:family="paragraph" style:parent-style-name="Text_20_body">
      <style:text-properties fo:color="#4caf50" loext:opacity="100%" officeooo:rsid="0008d74a" officeooo:paragraph-rsid="000f0a17"/>
    </style:style>
    <style:style style:name="P55" style:family="paragraph" style:parent-style-name="Text_20_body">
      <style:text-properties officeooo:rsid="0008033f" officeooo:paragraph-rsid="000f0a17"/>
    </style:style>
    <style:style style:name="P56" style:family="paragraph" style:parent-style-name="Text_20_body" style:list-style-name="L13">
      <style:text-properties officeooo:paragraph-rsid="000f0a17"/>
    </style:style>
    <style:style style:name="P57" style:family="paragraph" style:parent-style-name="Text_20_body" style:list-style-name="L15">
      <style:text-properties officeooo:paragraph-rsid="000f0a17"/>
    </style:style>
    <style:style style:name="P58" style:family="paragraph" style:parent-style-name="Text_20_body">
      <style:text-properties officeooo:paragraph-rsid="000f0a1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d46f" style:font-weight-asian="normal" style:font-weight-complex="normal"/>
    </style:style>
    <style:style style:name="T3" style:family="text">
      <style:text-properties fo:font-weight="normal" officeooo:rsid="0007ab10" style:font-weight-asian="normal" style:font-weight-complex="normal"/>
    </style:style>
    <style:style style:name="T4" style:family="text">
      <style:text-properties officeooo:rsid="0009d46f"/>
    </style:style>
    <style:style style:name="T5" style:family="text">
      <style:text-properties officeooo:rsid="0018b58a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c5598"/>
    </style:style>
    <style:style style:name="T9" style:family="text">
      <style:text-properties style:text-position="0% 100%" officeooo:rsid="001cb21a"/>
    </style:style>
    <style:style style:name="T10" style:family="text">
      <style:text-properties style:text-position="0% 100%" officeooo:rsid="001d9f98"/>
    </style:style>
    <style:style style:name="T11" style:family="text">
      <style:text-properties style:text-position="0% 100%" officeooo:rsid="000bea26"/>
    </style:style>
    <style:style style:name="T12" style:family="text">
      <style:text-properties style:text-position="0% 100%" officeooo:rsid="0018b58a"/>
    </style:style>
    <style:style style:name="T13" style:family="text">
      <style:text-properties style:text-position="0% 100%" officeooo:rsid="000f0a1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7ab10" style:font-weight-asian="bold" style:font-weight-complex="bold"/>
    </style:style>
    <style:style style:name="T16" style:family="text">
      <style:text-properties fo:font-weight="bold" officeooo:rsid="0008033f" style:font-weight-asian="bold" style:font-weight-complex="bold"/>
    </style:style>
    <style:style style:name="T17" style:family="text">
      <style:text-properties fo:font-weight="bold" officeooo:rsid="0018b58a" style:font-weight-asian="bold" style:font-weight-complex="bold"/>
    </style:style>
    <style:style style:name="T18" style:family="text">
      <style:text-properties fo:font-weight="bold" officeooo:rsid="001cb21a" style:font-weight-asian="bold" style:font-weight-complex="bold"/>
    </style:style>
    <style:style style:name="T19" style:family="text">
      <style:text-properties fo:font-weight="bold" officeooo:rsid="000f0a17" style:font-weight-asian="bold" style:font-weight-complex="bold"/>
    </style:style>
    <style:style style:name="T20" style:family="text">
      <style:text-properties fo:color="#ff0000" loext:opacity="100%"/>
    </style:style>
    <style:style style:name="T21" style:family="text">
      <style:text-properties fo:color="#ff0000" loext:opacity="100%" fo:font-weight="bold" style:font-weight-asian="bold" style:font-weight-complex="bold"/>
    </style:style>
    <style:style style:name="T22" style:family="text">
      <style:text-properties fo:color="#ff0000" loext:opacity="100%" officeooo:rsid="0007ab10"/>
    </style:style>
    <style:style style:name="T23" style:family="text">
      <style:text-properties fo:color="#ff0000" loext:opacity="100%" officeooo:rsid="000717da"/>
    </style:style>
    <style:style style:name="T24" style:family="text">
      <style:text-properties fo:color="#00ff00" loext:opacity="100%"/>
    </style:style>
    <style:style style:name="T25" style:family="text">
      <style:text-properties fo:color="#00ff00" loext:opacity="100%" officeooo:rsid="0009d46f"/>
    </style:style>
    <style:style style:name="T26" style:family="text">
      <style:text-properties fo:color="#00ff00" loext:opacity="100%" fo:background-color="transparent" loext:char-shading-value="0"/>
    </style:style>
    <style:style style:name="T27" style:family="text">
      <style:text-properties fo:color="#00ff00" loext:opacity="100%" officeooo:rsid="00074f71"/>
    </style:style>
    <style:style style:name="T28" style:family="text">
      <style:text-properties officeooo:rsid="0005ffbb"/>
    </style:style>
    <style:style style:name="T29" style:family="text">
      <style:text-properties officeooo:rsid="000717da"/>
    </style:style>
    <style:style style:name="T30" style:family="text">
      <style:text-properties officeooo:rsid="00099525"/>
    </style:style>
    <style:style style:name="T31" style:family="text">
      <style:text-properties officeooo:rsid="000843f0"/>
    </style:style>
    <style:style style:name="T32" style:family="text">
      <style:text-properties officeooo:rsid="001eca6c"/>
    </style:style>
    <style:style style:name="T33" style:family="text">
      <style:text-properties officeooo:rsid="001fc328"/>
    </style:style>
    <style:style style:name="T34" style:family="text">
      <style:text-properties officeooo:rsid="000c54f9"/>
    </style:style>
    <style:style style:name="T35" style:family="text">
      <style:text-properties officeooo:rsid="0019a8c6"/>
    </style:style>
    <style:style style:name="T36" style:family="text">
      <style:text-properties officeooo:rsid="00074f71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officeooo:rsid="0008d74a"/>
    </style:style>
    <style:style style:name="T39" style:family="text">
      <style:text-properties officeooo:rsid="0008033f"/>
    </style:style>
    <style:style style:name="T40" style:family="text">
      <style:text-properties fo:color="#4caf50" loext:opacity="100%" officeooo:rsid="0008d74a"/>
    </style:style>
    <style:style style:name="T41" style:family="text">
      <style:text-properties fo:color="#616161" loext:opacity="100%"/>
    </style:style>
    <style:style style:name="T42" style:family="text">
      <style:text-properties fo:color="#616161" loext:opacity="100%" officeooo:rsid="0008033f"/>
    </style:style>
    <style:style style:name="T43" style:family="text">
      <style:text-properties fo:color="#616161" loext:opacity="100%" officeooo:rsid="0008d74a"/>
    </style:style>
    <style:style style:name="T44" style:family="text">
      <style:text-properties officeooo:rsid="000f0a17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nguage structure</text:h>
      <text:h text:style-name="P3" text:outline-level="2">Key terms</text:h>
      <text:p text:style-name="P11">Additive<text:span text:style-name="T1"> – Additions to the existing English language<text:line-break/></text:span>General –<text:span text:style-name="T1"> Generalized words<text:line-break/></text:span>Profane/Profanity<text:span text:style-name="T1"> – Off color/offensive words<text:line-break/></text:span>Buzz – <text:span text:style-name="T1">buzzwords, corporate/trend phrases<text:line-break/></text:span><text:span text:style-name="T4">Alternative spelling</text:span><text:span text:style-name="T2"> – An additional way to spell the word, </text:span><text:span text:style-name="T3">word already exists, but can be spelled differently</text:span></text:p>
      <text:h text:style-name="P5" text:outline-level="3">Overview</text:h>
      <text:p text:style-name="P11">As of 2023, <text:span text:style-name="T44">Saturday</text:span>, February 1<text:span text:style-name="T44">6</text:span><text:span text:style-name="T6">th</text:span><text:span text:style-name="T7"> </text:span><text:span text:style-name="T8">at </text:span><text:span text:style-name="T13">8:44 </text:span><text:span text:style-name="T10">p</text:span><text:span text:style-name="T11">m PST</text:span></text:p>
      <text:p text:style-name="P12"><text:span text:style-name="T11">D</text:span><text:span text:style-name="T7">ictionary version: </text:span><text:span text:style-name="T13">5</text:span><text:span text:style-name="T7"> (2023, </text:span><text:span text:style-name="T13">Saturday</text:span><text:span text:style-name="T12">,</text:span><text:span text:style-name="T7"> February 1</text:span><text:span text:style-name="T13">8</text:span><text:span text:style-name="T6">th</text:span><text:span text:style-name="T7">)</text:span></text:p>
      <text:list xml:id="list2734601201" text:style-name="L1">
        <text:list-item>
          <text:p text:style-name="P15"><text:span text:style-name="T14">Added words:</text:span> ??? <text:span text:style-name="T15">(at least </text:span><text:span text:style-name="T16">3</text:span><text:span text:style-name="T17">5</text:span><text:span text:style-name="T19">8</text:span><text:span text:style-name="T15">)</text:span></text:p>
        </text:list-item>
        <text:list-item>
          <text:p text:style-name="P15"><text:span text:style-name="T21">Removed words:</text:span><text:span text:style-name="T20"> </text:span><text:span text:style-name="T22">00</text:span><text:span text:style-name="T23">4</text:span></text:p>
        </text:list-item>
      </text:list>
      <text:h text:style-name="P4" text:outline-level="2">Categories (Table of contents)</text:h>
      <text:list xml:id="list2591185165" text:style-name="L12">
        <text:list-item>
          <text:p text:style-name="P16"><text:a xlink:type="simple" xlink:href="#1.2.1.Additive general words|outline" text:style-name="Internet_20_link" text:visited-style-name="Visited_20_Internet_20_Link"><text:span text:style-name="T24">Additive general words</text:span></text:a></text:p>
        </text:list-item>
        <text:list-item>
          <text:p text:style-name="P16"><text:a xlink:type="simple" xlink:href="#1.2.2.Additive profane words|outline" text:style-name="Internet_20_link" text:visited-style-name="Visited_20_Internet_20_Link"><text:span text:style-name="T24">Additive profane words</text:span></text:a></text:p>
        </text:list-item>
        <text:list-item>
          <text:p text:style-name="P16"><text:a xlink:type="simple" xlink:href="#1.2.3.Additive slang words|outline" text:style-name="Internet_20_link" text:visited-style-name="Visited_20_Internet_20_Link"><text:span text:style-name="T24">Additive slang words</text:span></text:a></text:p>
        </text:list-item>
        <text:list-item>
          <text:p text:style-name="P16"><text:a xlink:type="simple" xlink:href="#1.2.4.Additive location words|outline" text:style-name="Internet_20_link" text:visited-style-name="Visited_20_Internet_20_Link"><text:span text:style-name="T24">Additive location words</text:span></text:a></text:p>
        </text:list-item>
        <text:list-item>
          <text:p text:style-name="P16"><text:a xlink:type="simple" xlink:href="#1.2.5.Additive political words|outline" text:style-name="Internet_20_link" text:visited-style-name="Visited_20_Internet_20_Link"><text:span text:style-name="T24">Additive political words</text:span></text:a></text:p>
        </text:list-item>
        <text:list-item>
          <text:p text:style-name="P16"><text:a xlink:type="simple" xlink:href="#1.2.6.Additive buzz/jargon words|outline" text:style-name="Internet_20_link" text:visited-style-name="Visited_20_Internet_20_Link"><text:span text:style-name="T24">Additive buzz/jargon words</text:span></text:a></text:p>
        </text:list-item>
        <text:list-item>
          <text:p text:style-name="P16"><text:a xlink:type="simple" xlink:href="#1.2.7.Additive brand words|outline" text:style-name="Internet_20_link" text:visited-style-name="Visited_20_Internet_20_Link"><text:span text:style-name="T24">Additive brand words</text:span></text:a></text:p>
        </text:list-item>
        <text:list-item>
          <text:p text:style-name="P16"><text:a xlink:type="simple" xlink:href="#1.2.8.Added abbreviation words|outline" text:style-name="Internet_20_link" text:visited-style-name="Visited_20_Internet_20_Link"><text:span text:style-name="T24">Added abbreviation words</text:span></text:a></text:p>
        </text:list-item>
        <text:list-item>
          <text:p text:style-name="P16"><text:a xlink:type="simple" xlink:href="#1.2.9.Removed words|outline" text:style-name="Internet_20_link" text:visited-style-name="Visited_20_Internet_20_Link"><text:span text:style-name="T20">Removed words</text:span></text:a></text:p>
        </text:list-item>
      </text:list>
      <text:h text:style-name="P9" text:outline-level="3"><text:span text:style-name="T24">Additive</text:span> general words</text:h>
      <text:list xml:id="list4114571632" text:style-name="L13">
        <text:list-item>
          <text:p text:style-name="P56">Journaling</text:p>
        </text:list-item>
        <text:list-item>
          <text:p text:style-name="P56">Finalizations</text:p>
        </text:list-item>
        <text:list-item>
          <text:p text:style-name="P56">Masse</text:p>
        </text:list-item>
        <text:list-item>
          <text:p text:style-name="P17">M<text:span text:style-name="T28">ß</text:span>e (alternative spelling)</text:p>
        </text:list-item>
        <text:list-item>
          <text:p text:style-name="P21">Cyberattack</text:p>
        </text:list-item>
        <text:list-item>
          <text:p text:style-name="P21"><text:soft-page-break/>Demoman</text:p>
        </text:list-item>
        <text:list-item>
          <text:p text:style-name="P26">Græy/GRÆY</text:p>
        </text:list-item>
        <text:list-item>
          <text:p text:style-name="P26">Graẞ <text:span text:style-name="T29">(alternative spelling)</text:span></text:p>
        </text:list-item>
        <text:list-item>
          <text:p text:style-name="P26">Glaẞ <text:span text:style-name="T29">(alternative spelling)</text:span></text:p>
        </text:list-item>
        <text:list-item>
          <text:p text:style-name="P29">Glo<text:span text:style-name="T28">ẞ </text:span>(alternative spelling)</text:p>
        </text:list-item>
        <text:list-item>
          <text:p text:style-name="P29">TÞ (alternative spelling)</text:p>
        </text:list-item>
        <text:list-item>
          <text:p text:style-name="P29">MaÞ (alternative spelling)</text:p>
        </text:list-item>
        <text:list-item>
          <text:p text:style-name="P29">Þen (alternative spelling)</text:p>
        </text:list-item>
        <text:list-item>
          <text:p text:style-name="P29">Þorn (alternative spelling)</text:p>
        </text:list-item>
        <text:list-item>
          <text:p text:style-name="P29">Þorny (alternative spelling)</text:p>
        </text:list-item>
        <text:list-item>
          <text:p text:style-name="P29">Þeir (alternative spelling)</text:p>
        </text:list-item>
        <text:list-item>
          <text:p text:style-name="P29">Þey’re (alternative spelling)</text:p>
        </text:list-item>
        <text:list-item>
          <text:p text:style-name="P29">Þere (alternative spelling)</text:p>
        </text:list-item>
        <text:list-item>
          <text:p text:style-name="P29">Þat (alternative spelling)</text:p>
        </text:list-item>
        <text:list-item>
          <text:p text:style-name="P29">Þis (alternati-ve spelling)</text:p>
        </text:list-item>
        <text:list-item>
          <text:p text:style-name="P29">Þough (alternative spelling)</text:p>
        </text:list-item>
        <text:list-item>
          <text:p text:style-name="P29">Bli<text:span text:style-name="T28">ß </text:span>(alternative spelling)</text:p>
        </text:list-item>
        <text:list-item>
          <text:p text:style-name="P29">A<text:span text:style-name="T28">ß</text:span>a<text:span text:style-name="T28">ß</text:span>inated (alternative spelling)</text:p>
        </text:list-item>
        <text:list-item>
          <text:p text:style-name="P29">A<text:span text:style-name="T28">ß</text:span>a<text:span text:style-name="T28">ß</text:span>in (alternative spelling)</text:p>
        </text:list-item>
        <text:list-item>
          <text:p text:style-name="P29">A<text:span text:style-name="T28">ß</text:span>yrian (alternative spelling)</text:p>
        </text:list-item>
        <text:list-item>
          <text:p text:style-name="P29">MaÞematics (alternative spelling)</text:p>
        </text:list-item>
        <text:list-item>
          <text:p text:style-name="P31">Fu<text:span text:style-name="T28">ß </text:span>(alternative spelling)</text:p>
        </text:list-item>
        <text:list-item>
          <text:p text:style-name="P31">Fu<text:span text:style-name="T28">ß</text:span>y (alternative spelling)</text:p>
        </text:list-item>
        <text:list-item>
          <text:p text:style-name="P29"><text:span text:style-name="T28">ß</text:span><text:span text:style-name="T30">ick (alternative spelling)</text:span></text:p>
        </text:list-item>
        <text:list-item>
          <text:p text:style-name="P29"><text:span text:style-name="T28">ß</text:span><text:span text:style-name="T30">hickness (alternative spelling)</text:span></text:p>
        </text:list-item>
        <text:list-item>
          <text:p text:style-name="P31">Sa<text:span text:style-name="T28">ß </text:span>(alternative spelling)</text:p>
        </text:list-item>
        <text:list-item>
          <text:p text:style-name="P31">Sa<text:span text:style-name="T28">ß</text:span>y (alternative spelling)</text:p>
        </text:list-item>
        <text:list-item>
          <text:p text:style-name="P31">Ba<text:span text:style-name="T28">ß-</text:span>boost</text:p>
        </text:list-item>
        <text:list-item>
          <text:p text:style-name="P31">Bass-boost</text:p>
        </text:list-item>
        <text:list-item>
          <text:p text:style-name="P31">Glo<text:span text:style-name="T28">ß</text:span>y (alternative spelling)</text:p>
        </text:list-item>
        <text:list-item>
          <text:p text:style-name="P31"><text:soft-page-break/>Ga<text:span text:style-name="T28">ß</text:span>y (alternative spelling)</text:p>
        </text:list-item>
        <text:list-item>
          <text:p text:style-name="P31">Cha<text:span text:style-name="T28">ß</text:span>y (alternative spelling)</text:p>
        </text:list-item>
        <text:list-item>
          <text:p text:style-name="P31">Cla<text:span text:style-name="T28">ß </text:span>(alternative spelling)</text:p>
        </text:list-item>
        <text:list-item>
          <text:p text:style-name="P31">Cla<text:span text:style-name="T28">ß</text:span>y (alternative spelling)</text:p>
        </text:list-item>
        <text:list-item>
          <text:p text:style-name="P33">A<text:span text:style-name="T31">Þ</text:span>eist<text:span text:style-name="T30"> (alternative spelling)</text:span></text:p>
        </text:list-item>
        <text:list-item>
          <text:p text:style-name="P33">A<text:span text:style-name="T31">þ</text:span>eism<text:span text:style-name="T30"> (alternative spelling)</text:span></text:p>
        </text:list-item>
        <text:list-item>
          <text:p text:style-name="P37">Ba<text:span text:style-name="T31">Þ </text:span>(alternative spelling)</text:p>
        </text:list-item>
        <text:list-item>
          <text:p text:style-name="P37">Ba<text:span text:style-name="T31">Þ</text:span>e (alternative spelling)</text:p>
        </text:list-item>
        <text:list-item>
          <text:p text:style-name="P37">Mi<text:span text:style-name="T28">ß</text:span>i<text:span text:style-name="T28">ß</text:span>ippi (alternative spelling)</text:p>
        </text:list-item>
        <text:list-item>
          <text:p text:style-name="P37">Bra<text:span text:style-name="T28">ß </text:span>(alternative spelling)</text:p>
        </text:list-item>
        <text:list-item>
          <text:p text:style-name="P37">Flo<text:span text:style-name="T28">ß </text:span>(alternative spelling)</text:p>
        </text:list-item>
        <text:list-item>
          <text:p text:style-name="P37">Flo<text:span text:style-name="T28">ß</text:span>ing (alternative spelling)</text:p>
        </text:list-item>
        <text:list-item>
          <text:p text:style-name="P37">Flo<text:span text:style-name="T28">ß</text:span>ed (alternative spelling)</text:p>
        </text:list-item>
        <text:list-item>
          <text:p text:style-name="P37">Ba<text:span text:style-name="T28">ß </text:span>(alternative spelling)</text:p>
        </text:list-item>
        <text:list-item>
          <text:p text:style-name="P38">Finalizations</text:p>
        </text:list-item>
        <text:list-item>
          <text:p text:style-name="P38">Norþ<text:span text:style-name="T28"> </text:span><text:span text:style-name="T32">(alternative spelling)</text:span></text:p>
        </text:list-item>
        <text:list-item>
          <text:p text:style-name="P38">Souþ<text:span text:style-name="T28"> </text:span><text:span text:style-name="T32">(alternative spelling)</text:span></text:p>
        </text:list-item>
        <text:list-item>
          <text:p text:style-name="P38">Aßembly<text:span text:style-name="T28"> </text:span><text:span text:style-name="T32">(alternative spelling)</text:span></text:p>
        </text:list-item>
        <text:list-item>
          <text:p text:style-name="P38">Sosoþo<text:span text:style-name="T28"> </text:span><text:span text:style-name="T32">(alternative spelling)</text:span></text:p>
        </text:list-item>
        <text:list-item>
          <text:p text:style-name="P38">Maß<text:span text:style-name="T28"> </text:span><text:span text:style-name="T32">(alternative spelling)</text:span></text:p>
        </text:list-item>
        <text:list-item>
          <text:p text:style-name="P38">Maße<text:span text:style-name="T28"> </text:span><text:span text:style-name="T32">(alternative spelling)</text:span></text:p>
        </text:list-item>
        <text:list-item>
          <text:p text:style-name="P38">Loß<text:span text:style-name="T28"> </text:span><text:span text:style-name="T32">(alternative spelling)</text:span></text:p>
        </text:list-item>
        <text:list-item>
          <text:p text:style-name="P38">Loßes<text:span text:style-name="T28"> </text:span><text:span text:style-name="T32">(alternative spelling)</text:span></text:p>
        </text:list-item>
        <text:list-item>
          <text:p text:style-name="P38">Aßemblyline<text:span text:style-name="T28"> </text:span><text:span text:style-name="T32">(alternative spelling)</text:span></text:p>
        </text:list-item>
        <text:list-item>
          <text:p text:style-name="P38">Þought<text:span text:style-name="T28"> </text:span><text:span text:style-name="T32">(alternative spelling)</text:span></text:p>
        </text:list-item>
        <text:list-item>
          <text:p text:style-name="P38">Þroat<text:span text:style-name="T28"> </text:span><text:span text:style-name="T32">(alternative spelling)</text:span></text:p>
        </text:list-item>
        <text:list-item>
          <text:p text:style-name="P38">Pußy<text:span text:style-name="T28"> </text:span><text:span text:style-name="T32">(alternative spelling)</text:span></text:p>
        </text:list-item>
        <text:list-item>
          <text:p text:style-name="P38">Pußycat<text:span text:style-name="T28"> </text:span><text:span text:style-name="T32">(alternative spelling)</text:span></text:p>
        </text:list-item>
        <text:list-item>
          <text:p text:style-name="P38">Laßo<text:span text:style-name="T28"> </text:span><text:span text:style-name="T32">(alternative spelling)</text:span></text:p>
        </text:list-item>
        <text:list-item>
          <text:p text:style-name="P38">Moß<text:span text:style-name="T28"> </text:span><text:span text:style-name="T32">(alternative spelling)</text:span></text:p>
        </text:list-item>
        <text:list-item>
          <text:p text:style-name="P38"><text:soft-page-break/>Moßy<text:span text:style-name="T28"> </text:span><text:span text:style-name="T32">(alternative spelling)</text:span></text:p>
        </text:list-item>
        <text:list-item>
          <text:p text:style-name="P38">Baþ<text:span text:style-name="T28"> </text:span><text:span text:style-name="T32">(alternative spelling)</text:span></text:p>
        </text:list-item>
        <text:list-item>
          <text:p text:style-name="P38">Baþe<text:span text:style-name="T28"> </text:span><text:span text:style-name="T32">(alternative spelling)</text:span></text:p>
        </text:list-item>
        <text:list-item>
          <text:p text:style-name="P38">Boß<text:span text:style-name="T28"> </text:span><text:span text:style-name="T32">(alternative spelling)</text:span></text:p>
        </text:list-item>
        <text:list-item>
          <text:p text:style-name="P38">Boßy<text:span text:style-name="T28"> </text:span><text:span text:style-name="T32">(alternative spelling)</text:span></text:p>
        </text:list-item>
        <text:list-item>
          <text:p text:style-name="P38">Boßed<text:span text:style-name="T28"> </text:span><text:span text:style-name="T32">(alternative spelling)</text:span></text:p>
        </text:list-item>
        <text:list-item>
          <text:p text:style-name="P38">Toß<text:span text:style-name="T28"> </text:span><text:span text:style-name="T32">(alternative spelling)</text:span></text:p>
        </text:list-item>
        <text:list-item>
          <text:p text:style-name="P38">Toßed<text:span text:style-name="T28"> </text:span><text:span text:style-name="T32">(alternative spelling)</text:span></text:p>
        </text:list-item>
        <text:list-item>
          <text:p text:style-name="P38">Toßing<text:span text:style-name="T28"> </text:span><text:span text:style-name="T32">(alternative spelling)</text:span></text:p>
        </text:list-item>
        <text:list-item>
          <text:p text:style-name="P38">Norþwest<text:span text:style-name="T28"> </text:span><text:span text:style-name="T32">(alternative spelling)</text:span></text:p>
        </text:list-item>
        <text:list-item>
          <text:p text:style-name="P38">Souþwest<text:span text:style-name="T28"> </text:span><text:span text:style-name="T32">(alternative spelling)</text:span></text:p>
        </text:list-item>
        <text:list-item>
          <text:p text:style-name="P38">Compaß<text:span text:style-name="T28"> </text:span><text:span text:style-name="T32">(alternative spelling)</text:span></text:p>
        </text:list-item>
        <text:list-item>
          <text:p text:style-name="P38">Cuß<text:span text:style-name="T28"> </text:span><text:span text:style-name="T32">(alternative spelling)</text:span></text:p>
        </text:list-item>
        <text:list-item>
          <text:p text:style-name="P38">Cußing<text:span text:style-name="T28"> </text:span><text:span text:style-name="T32">(alternative spelling)</text:span></text:p>
        </text:list-item>
        <text:list-item>
          <text:p text:style-name="P38">Cußed<text:span text:style-name="T28"> </text:span><text:span text:style-name="T32">(alternative spelling)</text:span></text:p>
        </text:list-item>
        <text:list-item>
          <text:p text:style-name="P38">Maßive<text:span text:style-name="T28"> </text:span><text:span text:style-name="T32">(alternative spelling)</text:span></text:p>
        </text:list-item>
        <text:list-item>
          <text:p text:style-name="P38">Slaþer<text:span text:style-name="T28"> </text:span><text:span text:style-name="T32">(alternative spelling)</text:span></text:p>
        </text:list-item>
        <text:list-item>
          <text:p text:style-name="P38">Slaþered<text:span text:style-name="T28"> </text:span><text:span text:style-name="T32">(alternative spelling)</text:span></text:p>
        </text:list-item>
        <text:list-item>
          <text:p text:style-name="P38">Slaþering<text:span text:style-name="T28"> </text:span><text:span text:style-name="T32">(alternative spelling)</text:span></text:p>
        </text:list-item>
        <text:list-item>
          <text:p text:style-name="P38">Embarraß<text:span text:style-name="T28"> </text:span><text:span text:style-name="T32">(alternative spelling)</text:span></text:p>
        </text:list-item>
        <text:list-item>
          <text:p text:style-name="P38">Embarraßed<text:span text:style-name="T28"> </text:span><text:span text:style-name="T32">(alternative spelling)</text:span></text:p>
        </text:list-item>
        <text:list-item>
          <text:p text:style-name="P38">Embarraßing<text:span text:style-name="T28"> </text:span><text:span text:style-name="T32">(alternative spelling)</text:span></text:p>
        </text:list-item>
        <text:list-item>
          <text:p text:style-name="P38">Meß<text:span text:style-name="T28"> </text:span><text:span text:style-name="T32">(alternative spelling)</text:span></text:p>
        </text:list-item>
        <text:list-item>
          <text:p text:style-name="P38">Meßy<text:span text:style-name="T28"> </text:span><text:span text:style-name="T32">(alternative spelling)</text:span></text:p>
        </text:list-item>
        <text:list-item>
          <text:p text:style-name="P38">Meßage<text:span text:style-name="T28"> </text:span><text:span text:style-name="T32">(alternative spelling)</text:span></text:p>
        </text:list-item>
        <text:list-item>
          <text:p text:style-name="P38">Meßaged<text:span text:style-name="T28"> </text:span><text:span text:style-name="T32">(alternative spelling)</text:span></text:p>
        </text:list-item>
        <text:list-item>
          <text:p text:style-name="P38">Meßaging<text:span text:style-name="T28"> </text:span><text:span text:style-name="T32">(alternative spelling)</text:span></text:p>
        </text:list-item>
        <text:list-item>
          <text:p text:style-name="P38">Growþ<text:span text:style-name="T28"> </text:span><text:span text:style-name="T32">(alternative spelling)</text:span></text:p>
        </text:list-item>
        <text:list-item>
          <text:p text:style-name="P38">Overgrowþ<text:span text:style-name="T28"> </text:span><text:span text:style-name="T32">(alternative spelling)</text:span></text:p>
        </text:list-item>
        <text:list-item>
          <text:p text:style-name="P38">Sußex<text:span text:style-name="T28"> </text:span><text:span text:style-name="T32">(alternative spelling)</text:span></text:p>
        </text:list-item>
        <text:list-item>
          <text:p text:style-name="P38"><text:soft-page-break/>Seþ<text:span text:style-name="T28"> </text:span><text:span text:style-name="T32">(alternative spelling)</text:span></text:p>
        </text:list-item>
        <text:list-item>
          <text:p text:style-name="P38">Meþ<text:span text:style-name="T28"> </text:span><text:span text:style-name="T32">(alternative spelling)</text:span></text:p>
        </text:list-item>
        <text:list-item>
          <text:p text:style-name="P38">Paß<text:span text:style-name="T28"> </text:span><text:span text:style-name="T32">(alternative spelling)</text:span></text:p>
        </text:list-item>
        <text:list-item>
          <text:p text:style-name="P38">Paßed<text:span text:style-name="T28"> </text:span><text:span text:style-name="T32">(alternative spelling)</text:span></text:p>
        </text:list-item>
        <text:list-item>
          <text:p text:style-name="P38">Paßing<text:span text:style-name="T28"> </text:span><text:span text:style-name="T32">(alternative spelling)</text:span></text:p>
        </text:list-item>
        <text:list-item>
          <text:p text:style-name="P38">Paßes<text:span text:style-name="T28"> </text:span><text:span text:style-name="T32">(alternative spelling)</text:span></text:p>
        </text:list-item>
        <text:list-item>
          <text:p text:style-name="P38">Tooþ<text:span text:style-name="T28"> </text:span><text:span text:style-name="T32">(alternative spelling)</text:span></text:p>
        </text:list-item>
        <text:list-item>
          <text:p text:style-name="P38">Tooþache<text:span text:style-name="T28"> </text:span><text:span text:style-name="T32">(alternative spelling)</text:span></text:p>
        </text:list-item>
        <text:list-item>
          <text:p text:style-name="P38">Teeþ<text:span text:style-name="T28"> </text:span><text:span text:style-name="T32">(alternative spelling)</text:span></text:p>
        </text:list-item>
        <text:list-item>
          <text:p text:style-name="P38">Wraþ<text:span text:style-name="T28"> </text:span><text:span text:style-name="T32">(alternative spelling)</text:span></text:p>
        </text:list-item>
        <text:list-item>
          <text:p text:style-name="P38">Worþ<text:span text:style-name="T28"> </text:span><text:span text:style-name="T32">(alternative spelling)</text:span></text:p>
        </text:list-item>
        <text:list-item>
          <text:p text:style-name="P38">Worþy<text:span text:style-name="T28"> </text:span><text:span text:style-name="T32">(alternative spelling)</text:span></text:p>
        </text:list-item>
        <text:list-item>
          <text:p text:style-name="P38">Worþleß<text:span text:style-name="T28"> </text:span><text:span text:style-name="T32">(alternative spelling)</text:span></text:p>
        </text:list-item>
        <text:list-item>
          <text:p text:style-name="P38">Helpleß<text:span text:style-name="T28"> </text:span><text:span text:style-name="T32">(alternative spelling)</text:span></text:p>
        </text:list-item>
        <text:list-item>
          <text:p text:style-name="P38">Endleß<text:span text:style-name="T28"> </text:span><text:span text:style-name="T32">(alternative spelling)</text:span></text:p>
        </text:list-item>
        <text:list-item>
          <text:p text:style-name="P38">Hopeleß<text:span text:style-name="T28"> </text:span><text:span text:style-name="T32">(alternative spelling)</text:span></text:p>
        </text:list-item>
        <text:list-item>
          <text:p text:style-name="P38">Leß<text:span text:style-name="T28"> </text:span><text:span text:style-name="T32">(alternative spelling)</text:span></text:p>
        </text:list-item>
        <text:list-item>
          <text:p text:style-name="P38">Selfleß<text:span text:style-name="T28"> </text:span><text:span text:style-name="T32">(alternative spelling)</text:span></text:p>
        </text:list-item>
        <text:list-item>
          <text:p text:style-name="P38">Homeleß<text:span text:style-name="T28"> </text:span><text:span text:style-name="T32">(alternative spelling)</text:span></text:p>
        </text:list-item>
        <text:list-item>
          <text:p text:style-name="P38">Jobleß<text:span text:style-name="T28"> </text:span><text:span text:style-name="T32">(alternative spelling)</text:span></text:p>
        </text:list-item>
        <text:list-item>
          <text:p text:style-name="P38">Goþ<text:span text:style-name="T28"> </text:span><text:span text:style-name="T32">(alternative spelling)</text:span></text:p>
        </text:list-item>
        <text:list-item>
          <text:p text:style-name="P38">Goþic<text:span text:style-name="T28"> </text:span><text:span text:style-name="T32">(alternative spelling)</text:span></text:p>
        </text:list-item>
        <text:list-item>
          <text:p text:style-name="P38">Cloudleß<text:span text:style-name="T28"> </text:span><text:span text:style-name="T32">(alternative spelling)</text:span></text:p>
        </text:list-item>
        <text:list-item>
          <text:p text:style-name="P38">Boneleß<text:span text:style-name="T28"> </text:span><text:span text:style-name="T32">(alternative spelling)</text:span></text:p>
        </text:list-item>
        <text:list-item>
          <text:p text:style-name="P38">Headleß<text:span text:style-name="T28"> </text:span><text:span text:style-name="T32">(alternative spelling)</text:span></text:p>
        </text:list-item>
        <text:list-item>
          <text:p text:style-name="P38">Lifeleß<text:span text:style-name="T28"> </text:span><text:span text:style-name="T32">(alternative spelling)</text:span></text:p>
        </text:list-item>
        <text:list-item>
          <text:p text:style-name="P38">Sabboþ<text:span text:style-name="T28"> </text:span><text:span text:style-name="T32">(alternative spelling)</text:span></text:p>
        </text:list-item>
        <text:list-item>
          <text:p text:style-name="P38">Baþ<text:span text:style-name="T28"> </text:span><text:span text:style-name="T32">(alternative spelling)</text:span></text:p>
        </text:list-item>
        <text:list-item>
          <text:p text:style-name="P38">Baþtub<text:span text:style-name="T28"> </text:span><text:span text:style-name="T32">(alternative spelling)</text:span></text:p>
        </text:list-item>
        <text:list-item>
          <text:p text:style-name="P38">Baþroom<text:span text:style-name="T28"> </text:span><text:span text:style-name="T32">(alternative spelling)</text:span></text:p>
        </text:list-item>
        <text:list-item>
          <text:p text:style-name="P38"><text:soft-page-break/>Baþhouse<text:span text:style-name="T28"> </text:span><text:span text:style-name="T32">(alternative spelling)</text:span></text:p>
        </text:list-item>
        <text:list-item>
          <text:p text:style-name="P38">Baþe<text:span text:style-name="T28"> </text:span><text:span text:style-name="T32">(alternative spelling)</text:span></text:p>
        </text:list-item>
        <text:list-item>
          <text:p text:style-name="P38">Powerleß<text:span text:style-name="T28"> </text:span><text:span text:style-name="T32">(alternative spelling)</text:span></text:p>
        </text:list-item>
        <text:list-item>
          <text:p text:style-name="P38">Loßy<text:span text:style-name="T28"> </text:span><text:span text:style-name="T32">(alternative spelling)</text:span></text:p>
        </text:list-item>
        <text:list-item>
          <text:p text:style-name="P38">Loßleß<text:span text:style-name="T28"> </text:span><text:span text:style-name="T32">(alternative spelling)</text:span></text:p>
        </text:list-item>
        <text:list-item>
          <text:p text:style-name="P38">Þerefore<text:span text:style-name="T28"> </text:span><text:span text:style-name="T32">(alternative spelling)</text:span></text:p>
        </text:list-item>
        <text:list-item>
          <text:p text:style-name="P38">Þink<text:span text:style-name="T28"> </text:span><text:span text:style-name="T32">(alternative spelling)</text:span></text:p>
        </text:list-item>
        <text:list-item>
          <text:p text:style-name="P38">Þinking<text:span text:style-name="T28"> </text:span><text:span text:style-name="T32">(alternative spelling)</text:span></text:p>
        </text:list-item>
        <text:list-item>
          <text:p text:style-name="P38">Þought<text:span text:style-name="T28"> </text:span><text:span text:style-name="T32">(alternative spelling)</text:span></text:p>
        </text:list-item>
        <text:list-item>
          <text:p text:style-name="P38">Þrust<text:span text:style-name="T28"> </text:span><text:span text:style-name="T32">(alternative spelling)</text:span></text:p>
        </text:list-item>
        <text:list-item>
          <text:p text:style-name="P38">Þus<text:span text:style-name="T28"> </text:span><text:span text:style-name="T32">(alternative spelling)</text:span></text:p>
        </text:list-item>
        <text:list-item>
          <text:p text:style-name="P38">Þereafter<text:span text:style-name="T28"> </text:span><text:span text:style-name="T32">(alternative spelling)</text:span></text:p>
        </text:list-item>
        <text:list-item>
          <text:p text:style-name="P38">Þereby<text:span text:style-name="T28"> </text:span><text:span text:style-name="T32">(alternative spelling)</text:span></text:p>
        </text:list-item>
        <text:list-item>
          <text:p text:style-name="P38">Speechleß<text:span text:style-name="T28"> </text:span><text:span text:style-name="T32">(alternative spelling)</text:span></text:p>
        </text:list-item>
        <text:list-item>
          <text:p text:style-name="P38">Deaþly<text:span text:style-name="T28"> </text:span><text:span text:style-name="T32">(alternative spelling)</text:span></text:p>
        </text:list-item>
        <text:list-item>
          <text:p text:style-name="P38">Dearþ<text:span text:style-name="T28"> </text:span><text:span text:style-name="T32">(alternative spelling)</text:span></text:p>
        </text:list-item>
        <text:list-item>
          <text:p text:style-name="P38">Gerþ<text:span text:style-name="T28"> </text:span><text:span text:style-name="T32">(alternative spelling)</text:span></text:p>
        </text:list-item>
        <text:list-item>
          <text:p text:style-name="P38">Birþ<text:span text:style-name="T28"> </text:span><text:span text:style-name="T32">(alternative spelling)</text:span></text:p>
        </text:list-item>
        <text:list-item>
          <text:p text:style-name="P38">Birþed<text:span text:style-name="T28"> </text:span><text:span text:style-name="T32">(alternative spelling)</text:span></text:p>
        </text:list-item>
        <text:list-item>
          <text:p text:style-name="P38">Birþing<text:span text:style-name="T28"> </text:span><text:span text:style-name="T32">(alternative spelling)</text:span></text:p>
        </text:list-item>
        <text:list-item>
          <text:p text:style-name="P38">Faiþ<text:span text:style-name="T28"> </text:span><text:span text:style-name="T32">(alternative spelling)</text:span></text:p>
        </text:list-item>
        <text:list-item>
          <text:p text:style-name="P38">Faiþful<text:span text:style-name="T28"> </text:span><text:span text:style-name="T32">(alternative spelling)</text:span></text:p>
        </text:list-item>
        <text:list-item>
          <text:p text:style-name="P38">Faiþleß<text:span text:style-name="T28"> </text:span><text:span text:style-name="T32">(alternative spelling)</text:span></text:p>
        </text:list-item>
        <text:list-item>
          <text:p text:style-name="P38">Hopeleß<text:span text:style-name="T28"> </text:span><text:span text:style-name="T32">(alternative spelling)</text:span></text:p>
        </text:list-item>
        <text:list-item>
          <text:p text:style-name="P38">Hatleß<text:span text:style-name="T28"> </text:span><text:span text:style-name="T32">(alternative spelling)</text:span></text:p>
        </text:list-item>
        <text:list-item>
          <text:p text:style-name="P38">Loveleß<text:span text:style-name="T28"> </text:span><text:span text:style-name="T32">(alternative spelling)</text:span></text:p>
        </text:list-item>
        <text:list-item>
          <text:p text:style-name="P38">Joyleß<text:span text:style-name="T28"> </text:span><text:span text:style-name="T32">(alternative spelling)</text:span></text:p>
        </text:list-item>
        <text:list-item>
          <text:p text:style-name="P38">Godleß<text:span text:style-name="T28"> </text:span><text:span text:style-name="T32">(alternative spelling)</text:span></text:p>
        </text:list-item>
        <text:list-item>
          <text:p text:style-name="P38">Deßert<text:span text:style-name="T28"> </text:span><text:span text:style-name="T32">(alternative spelling)</text:span></text:p>
        </text:list-item>
        <text:list-item>
          <text:p text:style-name="P38">Fißion<text:span text:style-name="T28"> </text:span><text:span text:style-name="T32">(alternative spelling)</text:span></text:p>
        </text:list-item>
        <text:list-item>
          <text:p text:style-name="P38"><text:soft-page-break/>Þeme<text:span text:style-name="T28"> </text:span><text:span text:style-name="T32">(alternative spelling)</text:span></text:p>
        </text:list-item>
        <text:list-item>
          <text:p text:style-name="P38">Þemes<text:span text:style-name="T28"> </text:span><text:span text:style-name="T32">(alternative spelling)</text:span></text:p>
        </text:list-item>
        <text:list-item>
          <text:p text:style-name="P38">Þemed<text:span text:style-name="T28"> </text:span><text:span text:style-name="T32">(alternative spelling)</text:span></text:p>
        </text:list-item>
        <text:list-item>
          <text:p text:style-name="P38">Þeming<text:span text:style-name="T28"> </text:span><text:span text:style-name="T32">(alternative spelling)</text:span></text:p>
        </text:list-item>
        <text:list-item>
          <text:p text:style-name="P38">Þree<text:span text:style-name="T28"> </text:span><text:span text:style-name="T32">(alternative spelling)</text:span></text:p>
        </text:list-item>
        <text:list-item>
          <text:p text:style-name="P38">First<text:span text:style-name="T28"> </text:span><text:span text:style-name="T32">(alternative spelling)</text:span></text:p>
        </text:list-item>
        <text:list-item>
          <text:p text:style-name="P38">Þird<text:span text:style-name="T28"> </text:span><text:span text:style-name="T32">(alternative spelling)</text:span></text:p>
        </text:list-item>
        <text:list-item>
          <text:p text:style-name="P38">Fourþ<text:span text:style-name="T28"> </text:span><text:span text:style-name="T32">(alternative spelling)</text:span></text:p>
        </text:list-item>
        <text:list-item>
          <text:p text:style-name="P38">Fifþ<text:span text:style-name="T28"> </text:span><text:span text:style-name="T32">(alternative spelling)</text:span></text:p>
        </text:list-item>
        <text:list-item>
          <text:p text:style-name="P38">Sixþ<text:span text:style-name="T28"> </text:span><text:span text:style-name="T32">(alternative spelling)</text:span></text:p>
        </text:list-item>
        <text:list-item>
          <text:p text:style-name="P38">Sevenþ<text:span text:style-name="T28"> </text:span><text:span text:style-name="T32">(alternative spelling)</text:span></text:p>
        </text:list-item>
        <text:list-item>
          <text:p text:style-name="P38">Eighþ<text:span text:style-name="T28"> </text:span><text:span text:style-name="T32">(alternative spelling)</text:span></text:p>
        </text:list-item>
        <text:list-item>
          <text:p text:style-name="P38">Ninþ<text:span text:style-name="T28"> </text:span><text:span text:style-name="T32">(alternative spelling)</text:span></text:p>
        </text:list-item>
        <text:list-item>
          <text:p text:style-name="P38">Tenþ<text:span text:style-name="T28"> </text:span><text:span text:style-name="T32">(alternative spelling)</text:span></text:p>
        </text:list-item>
        <text:list-item>
          <text:p text:style-name="P38">Elevenþ<text:span text:style-name="T28"> </text:span><text:span text:style-name="T32">(alternative spelling)</text:span></text:p>
        </text:list-item>
        <text:list-item>
          <text:p text:style-name="P38">Twelfþ<text:span text:style-name="T28"> </text:span><text:span text:style-name="T32">(alternative spelling)</text:span></text:p>
        </text:list-item>
        <text:list-item>
          <text:p text:style-name="P38">Þirteenþ<text:span text:style-name="T28"> </text:span><text:span text:style-name="T32">(alternative spelling)</text:span></text:p>
        </text:list-item>
        <text:list-item>
          <text:p text:style-name="P38">Þirteen<text:span text:style-name="T28"> </text:span><text:span text:style-name="T32">(alternative spelling)</text:span></text:p>
        </text:list-item>
        <text:list-item>
          <text:p text:style-name="P38">Fourteenþ<text:span text:style-name="T28"> </text:span><text:span text:style-name="T32">(alternative spelling)</text:span></text:p>
        </text:list-item>
        <text:list-item>
          <text:p text:style-name="P38">Fifteenþ<text:span text:style-name="T28"> </text:span><text:span text:style-name="T32">(alternative spelling)</text:span></text:p>
        </text:list-item>
        <text:list-item>
          <text:p text:style-name="P38">Sixteenþ<text:span text:style-name="T28"> </text:span><text:span text:style-name="T32">(alternative spelling)</text:span></text:p>
        </text:list-item>
        <text:list-item>
          <text:p text:style-name="P38">Seventeenþ<text:span text:style-name="T28"> </text:span><text:span text:style-name="T32">(alternative spelling)</text:span></text:p>
        </text:list-item>
        <text:list-item>
          <text:p text:style-name="P38">Eighteenþ<text:span text:style-name="T28"> </text:span><text:span text:style-name="T32">(alternative spelling)</text:span></text:p>
        </text:list-item>
        <text:list-item>
          <text:p text:style-name="P38">Nineteenþ<text:span text:style-name="T28"> </text:span><text:span text:style-name="T32">(alternative spelling)</text:span></text:p>
        </text:list-item>
        <text:list-item>
          <text:p text:style-name="P38">Twentieþ<text:span text:style-name="T28"> </text:span><text:span text:style-name="T32">(alternative spelling)</text:span></text:p>
        </text:list-item>
        <text:list-item>
          <text:p text:style-name="P38">Twenty-First<text:span text:style-name="T28"> </text:span><text:span text:style-name="T32">(alternative spelling)</text:span></text:p>
        </text:list-item>
        <text:list-item>
          <text:p text:style-name="P38">Twenty-þird<text:span text:style-name="T28"> </text:span><text:span text:style-name="T32">(alternative spelling)</text:span></text:p>
        </text:list-item>
        <text:list-item>
          <text:p text:style-name="P38">Twenty-Fourþ<text:span text:style-name="T28"> </text:span><text:span text:style-name="T32">(alternative spelling)</text:span></text:p>
        </text:list-item>
        <text:list-item>
          <text:p text:style-name="P38">Twenty-Fifþ<text:span text:style-name="T28"> </text:span><text:span text:style-name="T32">(alternative spelling)</text:span></text:p>
        </text:list-item>
        <text:list-item>
          <text:p text:style-name="P38">Twenty-Sixþ<text:span text:style-name="T28"> </text:span><text:span text:style-name="T32">(alternative spelling)</text:span></text:p>
        </text:list-item>
        <text:list-item>
          <text:p text:style-name="P38"><text:soft-page-break/>Twenty-Sevenþ<text:span text:style-name="T28"> </text:span><text:span text:style-name="T32">(alternative spelling)</text:span></text:p>
        </text:list-item>
        <text:list-item>
          <text:p text:style-name="P38">Twenty-Eighþ<text:span text:style-name="T28"> </text:span><text:span text:style-name="T32">(alternative spelling)</text:span></text:p>
        </text:list-item>
        <text:list-item>
          <text:p text:style-name="P38">Twenty-Ninþ<text:span text:style-name="T28"> </text:span><text:span text:style-name="T32">(alternative spelling)</text:span></text:p>
        </text:list-item>
        <text:list-item>
          <text:p text:style-name="P38">Þirtieþ<text:span text:style-name="T28"> </text:span><text:span text:style-name="T32">(alternative spelling)</text:span></text:p>
        </text:list-item>
        <text:list-item>
          <text:p text:style-name="P38">Þirty<text:span text:style-name="T28"> </text:span><text:span text:style-name="T32">(alternative spelling)</text:span></text:p>
        </text:list-item>
        <text:list-item>
          <text:p text:style-name="P38">Þirst<text:span text:style-name="T28"> </text:span><text:span text:style-name="T32">(alternative spelling)</text:span></text:p>
        </text:list-item>
        <text:list-item>
          <text:p text:style-name="P38">Þirsty<text:span text:style-name="T28"> </text:span><text:span text:style-name="T32">(alternative spelling)</text:span></text:p>
        </text:list-item>
        <text:list-item>
          <text:p text:style-name="P38">Shameleß<text:span text:style-name="T28"> </text:span><text:span text:style-name="T32">(alternative spelling)</text:span></text:p>
        </text:list-item>
        <text:list-item>
          <text:p text:style-name="P38">Þirty-First<text:span text:style-name="T28"> </text:span><text:span text:style-name="T32">(alternative spelling)</text:span></text:p>
        </text:list-item>
        <text:list-item>
          <text:p text:style-name="P38">Þirty-second<text:span text:style-name="T28"> </text:span><text:span text:style-name="T32">(alternative spelling)</text:span></text:p>
        </text:list-item>
        <text:list-item>
          <text:p text:style-name="P38">Þirty-þird<text:span text:style-name="T28"> </text:span><text:span text:style-name="T32">(alternative spelling)</text:span></text:p>
        </text:list-item>
        <text:list-item>
          <text:p text:style-name="P38">Þirty-Fourþ<text:span text:style-name="T28"> </text:span><text:span text:style-name="T32">(alternative spelling)</text:span></text:p>
        </text:list-item>
        <text:list-item>
          <text:p text:style-name="P38">Þirty-Fifþ<text:span text:style-name="T28"> </text:span><text:span text:style-name="T32">(alternative spelling)</text:span></text:p>
        </text:list-item>
        <text:list-item>
          <text:p text:style-name="P38">Þirty-Sixþ<text:span text:style-name="T28"> </text:span><text:span text:style-name="T32">(alternative spelling)</text:span></text:p>
        </text:list-item>
        <text:list-item>
          <text:p text:style-name="P38">Þirty-Sevenþ<text:span text:style-name="T28"> </text:span><text:span text:style-name="T32">(alternative spelling)</text:span></text:p>
        </text:list-item>
        <text:list-item>
          <text:p text:style-name="P38">Þirty-Eighþ<text:span text:style-name="T28"> </text:span><text:span text:style-name="T32">(alternative spelling)</text:span></text:p>
        </text:list-item>
        <text:list-item>
          <text:p text:style-name="P38">Þirty-Ninþ<text:span text:style-name="T28"> </text:span><text:span text:style-name="T32">(alternative spelling)</text:span></text:p>
        </text:list-item>
        <text:list-item>
          <text:p text:style-name="P38">Fortieþ<text:span text:style-name="T28"> </text:span><text:span text:style-name="T32">(alternative spelling)</text:span></text:p>
        </text:list-item>
        <text:list-item>
          <text:p text:style-name="P38">Forty-þird<text:span text:style-name="T28"> </text:span><text:span text:style-name="T32">(alternative spelling)</text:span></text:p>
        </text:list-item>
        <text:list-item>
          <text:p text:style-name="P38">Forty-Fourþ<text:span text:style-name="T28"> </text:span><text:span text:style-name="T32">(alternative spelling)</text:span></text:p>
        </text:list-item>
        <text:list-item>
          <text:p text:style-name="P38">Forty-Fifþ<text:span text:style-name="T28"> </text:span><text:span text:style-name="T32">(alternative spelling)</text:span></text:p>
        </text:list-item>
        <text:list-item>
          <text:p text:style-name="P38">Forty-Sixþ<text:span text:style-name="T28"> </text:span><text:span text:style-name="T32">(alternative spelling)</text:span></text:p>
        </text:list-item>
        <text:list-item>
          <text:p text:style-name="P38">Forty-Sevenþ<text:span text:style-name="T28"> </text:span><text:span text:style-name="T32">(alternative spelling)</text:span></text:p>
        </text:list-item>
        <text:list-item>
          <text:p text:style-name="P38">Forty-Eighþ<text:span text:style-name="T28"> </text:span><text:span text:style-name="T32">(alternative spelling)</text:span></text:p>
        </text:list-item>
        <text:list-item>
          <text:p text:style-name="P38">Forty-Ninþ<text:span text:style-name="T28"> </text:span><text:span text:style-name="T32">(alternative spelling)</text:span></text:p>
        </text:list-item>
        <text:list-item>
          <text:p text:style-name="P38">Fiftieþ<text:span text:style-name="T28"> </text:span><text:span text:style-name="T32">(alternative spelling)</text:span></text:p>
        </text:list-item>
        <text:list-item>
          <text:p text:style-name="P38">Fifty-þird<text:span text:style-name="T28"> </text:span><text:span text:style-name="T32">(alternative spelling)</text:span></text:p>
        </text:list-item>
        <text:list-item>
          <text:p text:style-name="P38">Fifty-fourþ<text:span text:style-name="T28"> </text:span><text:span text:style-name="T32">(alternative spelling)</text:span></text:p>
        </text:list-item>
        <text:list-item>
          <text:p text:style-name="P38">Fifty-fifþ<text:span text:style-name="T28"> </text:span><text:span text:style-name="T32">(alternative spelling)</text:span></text:p>
        </text:list-item>
        <text:list-item>
          <text:p text:style-name="P38">Fifty-Sixþ<text:span text:style-name="T28"> </text:span><text:span text:style-name="T32">(alternative spelling)</text:span></text:p>
        </text:list-item>
        <text:list-item>
          <text:p text:style-name="P38"><text:soft-page-break/>Fifty-Sevenþ<text:span text:style-name="T28"> </text:span><text:span text:style-name="T32">(alternative spelling)</text:span></text:p>
        </text:list-item>
        <text:list-item>
          <text:p text:style-name="P38">Fifty-Eighþ<text:span text:style-name="T28"> </text:span><text:span text:style-name="T32">(alternative spelling)</text:span></text:p>
        </text:list-item>
        <text:list-item>
          <text:p text:style-name="P38">Fifty-Ninþ<text:span text:style-name="T28"> </text:span><text:span text:style-name="T32">(alternative spelling)</text:span></text:p>
        </text:list-item>
        <text:list-item>
          <text:p text:style-name="P38">Sixtieþ<text:span text:style-name="T28"> </text:span><text:span text:style-name="T32">(alternative spelling)</text:span></text:p>
        </text:list-item>
        <text:list-item>
          <text:p text:style-name="P38">Sixty-þird<text:span text:style-name="T28"> </text:span><text:span text:style-name="T32">(alternative spelling)</text:span></text:p>
        </text:list-item>
        <text:list-item>
          <text:p text:style-name="P38">Sixty-fourþ<text:span text:style-name="T28"> </text:span><text:span text:style-name="T32">(alternative spelling)</text:span></text:p>
        </text:list-item>
        <text:list-item>
          <text:p text:style-name="P38">Sixty-fifþ<text:span text:style-name="T28"> </text:span><text:span text:style-name="T32">(alternative spelling)</text:span></text:p>
        </text:list-item>
        <text:list-item>
          <text:p text:style-name="P38">Sixty-sixþ<text:span text:style-name="T28"> </text:span><text:span text:style-name="T32">(alternative spelling)</text:span></text:p>
        </text:list-item>
        <text:list-item>
          <text:p text:style-name="P38">Sixty-sevenþ<text:span text:style-name="T28"> </text:span><text:span text:style-name="T32">(alternative spelling)</text:span></text:p>
        </text:list-item>
        <text:list-item>
          <text:p text:style-name="P38">Sixty-eighþ<text:span text:style-name="T28"> </text:span><text:span text:style-name="T32">(alternative spelling)</text:span></text:p>
        </text:list-item>
        <text:list-item>
          <text:p text:style-name="P38">Sixty-ninþ<text:span text:style-name="T28"> </text:span><text:span text:style-name="T32">(alternative spelling)</text:span></text:p>
        </text:list-item>
        <text:list-item>
          <text:p text:style-name="P38">Seventieþ<text:span text:style-name="T28"> </text:span><text:span text:style-name="T32">(alternative spelling)</text:span></text:p>
        </text:list-item>
        <text:list-item>
          <text:p text:style-name="P38">Seventy-þird<text:span text:style-name="T28"> </text:span><text:span text:style-name="T32">(alternative spelling)</text:span></text:p>
        </text:list-item>
        <text:list-item>
          <text:p text:style-name="P38">Seventy-fourþ<text:span text:style-name="T28"> </text:span><text:span text:style-name="T32">(alternative spelling)</text:span></text:p>
        </text:list-item>
        <text:list-item>
          <text:p text:style-name="P38">Seventy-fifþ<text:span text:style-name="T28"> </text:span><text:span text:style-name="T32">(alternative spelling)</text:span></text:p>
        </text:list-item>
        <text:list-item>
          <text:p text:style-name="P38">Seventy-sixþ<text:span text:style-name="T28"> </text:span><text:span text:style-name="T32">(alternative spelling)</text:span></text:p>
        </text:list-item>
        <text:list-item>
          <text:p text:style-name="P38">Seventy-sevenþ<text:span text:style-name="T28"> </text:span><text:span text:style-name="T32">(alternative spelling)</text:span></text:p>
        </text:list-item>
        <text:list-item>
          <text:p text:style-name="P38">Seventy-eighþ<text:span text:style-name="T28"> </text:span><text:span text:style-name="T32">(alternative spelling)</text:span></text:p>
        </text:list-item>
        <text:list-item>
          <text:p text:style-name="P38">Seventy-ninþ<text:span text:style-name="T28"> </text:span><text:span text:style-name="T32">(alternative spelling)</text:span></text:p>
        </text:list-item>
        <text:list-item>
          <text:p text:style-name="P38">Eightieþ<text:span text:style-name="T28"> </text:span><text:span text:style-name="T32">(alternative spelling)</text:span></text:p>
        </text:list-item>
        <text:list-item>
          <text:p text:style-name="P38">Eighty-þird<text:span text:style-name="T28"> </text:span><text:span text:style-name="T32">(alternative spelling)</text:span></text:p>
        </text:list-item>
        <text:list-item>
          <text:p text:style-name="P38">Eighty-fourþ<text:span text:style-name="T28"> </text:span><text:span text:style-name="T32">(alternative spelling)</text:span></text:p>
        </text:list-item>
        <text:list-item>
          <text:p text:style-name="P38">Eighty-fifþ<text:span text:style-name="T28"> </text:span><text:span text:style-name="T32">(alternative spelling)</text:span></text:p>
        </text:list-item>
        <text:list-item>
          <text:p text:style-name="P38">Eighty-sixþ<text:span text:style-name="T28"> </text:span><text:span text:style-name="T32">(alternative spelling)</text:span></text:p>
        </text:list-item>
        <text:list-item>
          <text:p text:style-name="P38">Eighty-sevenþ<text:span text:style-name="T28"> </text:span><text:span text:style-name="T32">(alternative spelling)</text:span></text:p>
        </text:list-item>
        <text:list-item>
          <text:p text:style-name="P38">Eighty-eighþ<text:span text:style-name="T28"> </text:span><text:span text:style-name="T32">(alternative spelling)</text:span></text:p>
        </text:list-item>
        <text:list-item>
          <text:p text:style-name="P38">Eighty-ninþ<text:span text:style-name="T28"> </text:span><text:span text:style-name="T32">(alternative spelling)</text:span></text:p>
        </text:list-item>
        <text:list-item>
          <text:p text:style-name="P38">Nintieþ<text:span text:style-name="T28"> </text:span><text:span text:style-name="T32">(alternative spelling)</text:span></text:p>
        </text:list-item>
        <text:list-item>
          <text:p text:style-name="P38">Ninety-þird<text:span text:style-name="T28"> </text:span><text:span text:style-name="T32">(alternative spelling)</text:span></text:p>
        </text:list-item>
        <text:list-item>
          <text:p text:style-name="P38">Ninety-fourþ<text:span text:style-name="T28"> </text:span><text:span text:style-name="T32">(alternative spelling)</text:span></text:p>
        </text:list-item>
        <text:list-item>
          <text:p text:style-name="P38"><text:soft-page-break/>Ninety-fifþ<text:span text:style-name="T28"> </text:span><text:span text:style-name="T32">(alternative spelling)</text:span></text:p>
        </text:list-item>
        <text:list-item>
          <text:p text:style-name="P38">Ninety-sixþ<text:span text:style-name="T28"> </text:span><text:span text:style-name="T32">(alternative spelling)</text:span></text:p>
        </text:list-item>
        <text:list-item>
          <text:p text:style-name="P38">Ninety-sevenþ<text:span text:style-name="T28"> </text:span><text:span text:style-name="T32">(alternative spelling)</text:span></text:p>
        </text:list-item>
        <text:list-item>
          <text:p text:style-name="P38">Ninety-eighþ<text:span text:style-name="T28"> </text:span><text:span text:style-name="T32">(alternative spelling)</text:span></text:p>
        </text:list-item>
        <text:list-item>
          <text:p text:style-name="P38">Ninety-ninþ<text:span text:style-name="T28"> </text:span><text:span text:style-name="T32">(alternative spelling)</text:span></text:p>
        </text:list-item>
        <text:list-item>
          <text:p text:style-name="P38">One-hundredþ<text:span text:style-name="T28"> </text:span><text:span text:style-name="T32">(alternative spelling)</text:span></text:p>
        </text:list-item>
        <text:list-item>
          <text:p text:style-name="P38">Hundredþ<text:span text:style-name="T28"> </text:span><text:span text:style-name="T32">(alternative spelling)</text:span></text:p>
        </text:list-item>
        <text:list-item>
          <text:p text:style-name="P38">Þousandþ<text:span text:style-name="T28"> </text:span><text:span text:style-name="T32">(alternative spelling)</text:span></text:p>
        </text:list-item>
        <text:list-item>
          <text:p text:style-name="P38">Millionþ<text:span text:style-name="T28"> </text:span><text:span text:style-name="T32">(alternative spelling)</text:span></text:p>
        </text:list-item>
        <text:list-item>
          <text:p text:style-name="P38">Billionþ<text:span text:style-name="T28"> </text:span><text:span text:style-name="T32">(alternative spelling)</text:span></text:p>
        </text:list-item>
        <text:list-item>
          <text:p text:style-name="P38">Trillionþ<text:span text:style-name="T28"> </text:span><text:span text:style-name="T32">(alternative spelling)</text:span></text:p>
        </text:list-item>
        <text:list-item>
          <text:p text:style-name="P38">Quadrillionþ<text:span text:style-name="T28"> </text:span><text:span text:style-name="T32">(alternative spelling)</text:span></text:p>
        </text:list-item>
        <text:list-item>
          <text:p text:style-name="P38">Quintillionþ<text:span text:style-name="T28"> </text:span><text:span text:style-name="T32">(alternative spelling)</text:span></text:p>
        </text:list-item>
        <text:list-item>
          <text:p text:style-name="P38">Sextillionþ<text:span text:style-name="T28"> </text:span><text:span text:style-name="T32">(alternative spelling)</text:span></text:p>
        </text:list-item>
        <text:list-item>
          <text:p text:style-name="P38">Septillionþ<text:span text:style-name="T28"> </text:span><text:span text:style-name="T32">(alternative spelling)</text:span></text:p>
        </text:list-item>
        <text:list-item>
          <text:p text:style-name="P38">Octillionþ<text:span text:style-name="T28"> </text:span><text:span text:style-name="T32">(alternative spelling)</text:span></text:p>
        </text:list-item>
        <text:list-item>
          <text:p text:style-name="P38">Nonillionþ<text:span text:style-name="T28"> </text:span><text:span text:style-name="T32">(alternative spelling)</text:span></text:p>
        </text:list-item>
        <text:list-item>
          <text:p text:style-name="P38">Decillionþ<text:span text:style-name="T28"> </text:span><text:span text:style-name="T32">(alternative spelling)</text:span></text:p>
        </text:list-item>
        <text:list-item>
          <text:p text:style-name="P38">Undecillionþ<text:span text:style-name="T28"> </text:span><text:span text:style-name="T32">(alternative spelling)</text:span></text:p>
        </text:list-item>
        <text:list-item>
          <text:p text:style-name="P38">Duodecillionþ<text:span text:style-name="T28"> </text:span><text:span text:style-name="T32">(alternative spelling)</text:span></text:p>
        </text:list-item>
        <text:list-item>
          <text:p text:style-name="P38">Tredecillionþ<text:span text:style-name="T28"> </text:span><text:span text:style-name="T32">(alternative spelling)</text:span></text:p>
        </text:list-item>
        <text:list-item>
          <text:p text:style-name="P38">Quattuordecillionþ<text:span text:style-name="T28"> </text:span><text:span text:style-name="T32">(alternative spelling)</text:span></text:p>
        </text:list-item>
        <text:list-item>
          <text:p text:style-name="P38">Quindecillionþ<text:span text:style-name="T28"> </text:span><text:span text:style-name="T32">(alternative spelling)</text:span></text:p>
        </text:list-item>
        <text:list-item>
          <text:p text:style-name="P38">Sexdecillionþ<text:span text:style-name="T28"> </text:span><text:span text:style-name="T32">(alternative spelling)</text:span></text:p>
        </text:list-item>
        <text:list-item>
          <text:p text:style-name="P38">Septendecillionþ<text:span text:style-name="T28"> </text:span><text:span text:style-name="T32">(alternative spelling)</text:span></text:p>
        </text:list-item>
        <text:list-item>
          <text:p text:style-name="P38">Octodecillionþ<text:span text:style-name="T28"> </text:span><text:span text:style-name="T32">(alternative spelling)</text:span></text:p>
        </text:list-item>
        <text:list-item>
          <text:p text:style-name="P38">Novemdecillionþ<text:span text:style-name="T28"> </text:span><text:span text:style-name="T32">(alternative spelling)</text:span></text:p>
        </text:list-item>
        <text:list-item>
          <text:p text:style-name="P38">Vigintillionþ<text:span text:style-name="T28"> </text:span><text:span text:style-name="T32">(alternative spelling)</text:span></text:p>
        </text:list-item>
        <text:list-item>
          <text:p text:style-name="P38">Centillionþ<text:span text:style-name="T28"> </text:span><text:span text:style-name="T32">(alternative spelling)</text:span></text:p>
        </text:list-item>
        <text:list-item>
          <text:p text:style-name="P38">Monþly<text:span text:style-name="T28"> </text:span><text:span text:style-name="T32">(alternative spelling)</text:span></text:p>
        </text:list-item>
        <text:list-item>
          <text:p text:style-name="P38"><text:soft-page-break/>Monþ<text:span text:style-name="T28"> </text:span><text:span text:style-name="T32">(alternative spelling)</text:span></text:p>
        </text:list-item>
        <text:list-item>
          <text:p text:style-name="P38">Thoughtleß<text:span text:style-name="T28"> </text:span><text:span text:style-name="T32">(alternative spelling)</text:span></text:p>
        </text:list-item>
        <text:list-item>
          <text:p text:style-name="P38">Feaþer<text:span text:style-name="T28"> </text:span><text:span text:style-name="T32">(alternative spelling)</text:span></text:p>
        </text:list-item>
        <text:list-item>
          <text:p text:style-name="P38">Deaþly<text:span text:style-name="T28"> </text:span><text:span text:style-name="T32">(alternative spelling)</text:span></text:p>
        </text:list-item>
        <text:list-item>
          <text:p text:style-name="P38">Þursday<text:span text:style-name="T28"> </text:span><text:span text:style-name="T32">(alternative spelling)</text:span></text:p>
        </text:list-item>
        <text:list-item>
          <text:p text:style-name="P38">Ruþleß<text:span text:style-name="T28"> </text:span><text:span text:style-name="T32">(alternative spelling)</text:span></text:p>
        </text:list-item>
        <text:list-item>
          <text:p text:style-name="P38">Ediþ<text:span text:style-name="T28"> </text:span><text:span text:style-name="T32">(alternative spelling)</text:span></text:p>
        </text:list-item>
        <text:list-item>
          <text:p text:style-name="P38">Elizabeþ<text:span text:style-name="T28"> </text:span><text:span text:style-name="T32">(alternative spelling)</text:span></text:p>
        </text:list-item>
        <text:list-item>
          <text:p text:style-name="P38">Booþ<text:span text:style-name="T28"> </text:span><text:span text:style-name="T32">(alternative spelling)</text:span></text:p>
        </text:list-item>
        <text:list-item>
          <text:p text:style-name="P38">Breastleß<text:span text:style-name="T28"> </text:span><text:span text:style-name="T32">(alternative spelling)</text:span></text:p>
        </text:list-item>
        <text:list-item>
          <text:p text:style-name="P38">Restleß<text:span text:style-name="T28"> </text:span><text:span text:style-name="T32">(alternative spelling)</text:span></text:p>
        </text:list-item>
        <text:list-item>
          <text:p text:style-name="P38">Truß<text:span text:style-name="T28"> </text:span><text:span text:style-name="T32">(alternative spelling)</text:span></text:p>
        </text:list-item>
        <text:list-item>
          <text:p text:style-name="P38">Trußed<text:span text:style-name="T28"> </text:span><text:span text:style-name="T32">(alternative spelling)</text:span></text:p>
        </text:list-item>
        <text:list-item>
          <text:p text:style-name="P38">Trußing<text:span text:style-name="T28"> </text:span><text:span text:style-name="T32">(alternative spelling)</text:span></text:p>
        </text:list-item>
        <text:list-item>
          <text:p text:style-name="P38">Worþleß<text:span text:style-name="T28"> </text:span><text:span text:style-name="T32">(alternative spelling)</text:span></text:p>
        </text:list-item>
        <text:list-item>
          <text:p text:style-name="P38">Weightleß<text:span text:style-name="T28"> </text:span><text:span text:style-name="T32">(alternative spelling)</text:span></text:p>
        </text:list-item>
        <text:list-item>
          <text:p text:style-name="P40">Wrea<text:span text:style-name="T33">þ </text:span>(alternative spelling)</text:p>
        </text:list-item>
        <text:list-item>
          <text:p text:style-name="P41">Dre<text:span text:style-name="T33">ß </text:span><text:span text:style-name="T34">(alternative spelling)</text:span></text:p>
        </text:list-item>
        <text:list-item>
          <text:p text:style-name="P41">Dre<text:span text:style-name="T33">ß</text:span>ing<text:span text:style-name="T33"> </text:span><text:span text:style-name="T34">(alternative spelling)</text:span></text:p>
        </text:list-item>
        <text:list-item>
          <text:p text:style-name="P41">Dre<text:span text:style-name="T33">ß</text:span>ed<text:span text:style-name="T33"> </text:span><text:span text:style-name="T34">(alternative spelling)</text:span></text:p>
        </text:list-item>
        <text:list-item>
          <text:p text:style-name="P41">A<text:span text:style-name="T33">ß</text:span>i<text:span text:style-name="T33">ß</text:span>t<text:span text:style-name="T33"> </text:span><text:span text:style-name="T34">(alternative spelling)</text:span></text:p>
        </text:list-item>
        <text:list-item>
          <text:p text:style-name="P41">A<text:span text:style-name="T33">ß</text:span>i<text:span text:style-name="T33">ß</text:span>tant<text:span text:style-name="T33"> </text:span><text:span text:style-name="T34">(alternative spelling)</text:span></text:p>
        </text:list-item>
        <text:list-item>
          <text:p text:style-name="P41">A<text:span text:style-name="T33">ß</text:span>i<text:span text:style-name="T33">ß</text:span>ted<text:span text:style-name="T33"> </text:span><text:span text:style-name="T34">(alternative spelling)</text:span></text:p>
        </text:list-item>
        <text:list-item>
          <text:p text:style-name="P41">Depre<text:span text:style-name="T33">ß</text:span>ion<text:span text:style-name="T33"> </text:span><text:span text:style-name="T34">(alternative spelling)</text:span></text:p>
        </text:list-item>
        <text:list-item>
          <text:p text:style-name="P41">Depre<text:span text:style-name="T33">ß</text:span>ed<text:span text:style-name="T33"> </text:span><text:span text:style-name="T34">(alternative spelling)</text:span></text:p>
        </text:list-item>
        <text:list-item>
          <text:p text:style-name="P41">Depre<text:span text:style-name="T33">ß</text:span>ing<text:span text:style-name="T33"> </text:span><text:span text:style-name="T34">(alternative spelling)</text:span></text:p>
        </text:list-item>
        <text:list-item>
          <text:p text:style-name="P41">Anti-depre<text:span text:style-name="T33">ß</text:span>ant<text:span text:style-name="T33"> </text:span><text:span text:style-name="T34">(alternative spelling)</text:span></text:p>
        </text:list-item>
        <text:list-item>
          <text:p text:style-name="P41">Þ<text:span text:style-name="T5">under (alternative spelling)</text:span></text:p>
        </text:list-item>
        <text:list-item>
          <text:p text:style-name="P41">Þ<text:span text:style-name="T5">understorm (alternative spelling)</text:span></text:p>
        </text:list-item>
        <text:list-item>
          <text:p text:style-name="P42">Þey’<text:span text:style-name="T35">ll</text:span> (alternative spelling)</text:p>
        </text:list-item>
        <text:list-item>
          <text:p text:style-name="P43"><text:soft-page-break/>Hearþ<text:span text:style-name="T5"> (alternative spelling)</text:span></text:p>
        </text:list-item>
        <text:list-item>
          <text:p text:style-name="P44">Compre<text:span text:style-name="T33">ß</text:span>ion<text:span text:style-name="T5"> (alternative spelling)</text:span></text:p>
        </text:list-item>
        <text:list-item>
          <text:p text:style-name="P44">Compre<text:span text:style-name="T33">ß</text:span><text:span text:style-name="T5"> (alternative spelling)</text:span></text:p>
        </text:list-item>
        <text:list-item>
          <text:p text:style-name="P44">Compre<text:span text:style-name="T33">ß</text:span>ed<text:span text:style-name="T5"> (alternative spelling)</text:span></text:p>
        </text:list-item>
        <text:list-item>
          <text:p text:style-name="P44">Compre<text:span text:style-name="T33">ß</text:span>ing<text:span text:style-name="T5"> (alternative spelling)</text:span></text:p>
        </text:list-item>
        <text:list-item>
          <text:p text:style-name="P44">Mono<text:span text:style-name="T35">þ</text:span>eism (alternative spelling)</text:p>
        </text:list-item>
        <text:list-item>
          <text:p text:style-name="P44">Mono<text:span text:style-name="T35">þ</text:span>eist (alternative spelling)</text:p>
        </text:list-item>
        <text:list-item>
          <text:p text:style-name="P44">Mo<text:span text:style-name="T35">þ </text:span>(alternative spelling)</text:p>
        </text:list-item>
        <text:list-item>
          <text:p text:style-name="P44">Haßle<text:span text:style-name="T35"> </text:span>(alternative spelling)</text:p>
        </text:list-item>
        <text:list-item>
          <text:p text:style-name="P44">Haßling<text:span text:style-name="T35"> </text:span>(alternative spelling)</text:p>
        </text:list-item>
        <text:list-item>
          <text:p text:style-name="P44">Haßled<text:span text:style-name="T35"> </text:span>(alternative spelling)</text:p>
        </text:list-item>
        <text:list-item>
          <text:p text:style-name="P44">Haraßment<text:span text:style-name="T35"> </text:span>(alternative spelling)</text:p>
        </text:list-item>
        <text:list-item>
          <text:p text:style-name="P44">Harraßer<text:span text:style-name="T35"> </text:span>(alternative spelling)</text:p>
        </text:list-item>
        <text:list-item>
          <text:p text:style-name="P44">Harraßing<text:span text:style-name="T35"> </text:span>(alternative spelling)</text:p>
        </text:list-item>
        <text:list-item>
          <text:p text:style-name="P44">Ærial/ærial</text:p>
        </text:list-item>
        <text:list-item>
          <text:p text:style-name="P44">Æro/æro</text:p>
        </text:list-item>
        <text:list-item>
          <text:p text:style-name="P44">Æiou/æiou</text:p>
        </text:list-item>
      </text:list>
      <text:h text:style-name="P9" text:outline-level="3"><text:span text:style-name="T24">Additive</text:span> profane words</text:h>
      <text:list xml:id="list2114095051" text:style-name="L14">
        <text:list-item>
          <text:p text:style-name="P22">Fapping</text:p>
        </text:list-item>
        <text:list-item>
          <text:p text:style-name="P22">Fapped</text:p>
        </text:list-item>
        <text:list-item>
          <text:p text:style-name="P22">Fap</text:p>
        </text:list-item>
        <text:list-item>
          <text:p text:style-name="P22">Cummy</text:p>
        </text:list-item>
        <text:list-item>
          <text:p text:style-name="P22">Cumshot</text:p>
        </text:list-item>
        <text:list-item>
          <text:p text:style-name="P22">Cumbucket</text:p>
        </text:list-item>
        <text:list-item>
          <text:p text:style-name="P22">Dumbarse</text:p>
        </text:list-item>
        <text:list-item>
          <text:p text:style-name="P22">Coomer</text:p>
        </text:list-item>
        <text:list-item>
          <text:p text:style-name="P22">FaceCrook</text:p>
        </text:list-item>
        <text:list-item>
          <text:p text:style-name="P18">BDSM</text:p>
        </text:list-item>
        <text:list-item>
          <text:p text:style-name="P18">Eroge</text:p>
        </text:list-item>
        <text:list-item>
          <text:p text:style-name="P18"><text:soft-page-break/>Hentai</text:p>
        </text:list-item>
        <text:list-item>
          <text:p text:style-name="P18">Buttsack</text:p>
        </text:list-item>
        <text:list-item>
          <text:p text:style-name="P18">Nutsack</text:p>
        </text:list-item>
        <text:list-item>
          <text:p text:style-name="P18">Butthead</text:p>
        </text:list-item>
        <text:list-item>
          <text:p text:style-name="P18">Covidiot</text:p>
        </text:list-item>
        <text:list-item>
          <text:p text:style-name="P45">Dickwad</text:p>
        </text:list-item>
        <text:list-item>
          <text:p text:style-name="P30">A<text:span text:style-name="T28">ß </text:span>(alternative spelling)</text:p>
        </text:list-item>
        <text:list-item>
          <text:p text:style-name="P30">A<text:span text:style-name="T28">ß</text:span>hole<text:span text:style-name="T28"> </text:span>(alternative spelling)</text:p>
        </text:list-item>
        <text:list-item>
          <text:p text:style-name="P30">Dumba<text:span text:style-name="T28">ß </text:span>(alternative spelling)</text:p>
        </text:list-item>
        <text:list-item>
          <text:p text:style-name="P34">Pi<text:span text:style-name="T28">ß </text:span>(alternative spelling)</text:p>
        </text:list-item>
        <text:list-item>
          <text:p text:style-name="P34">Pi<text:span text:style-name="T28">ß</text:span>ed (alternative spelling)</text:p>
        </text:list-item>
        <text:list-item>
          <text:p text:style-name="P34">Pi<text:span text:style-name="T28">ß</text:span>ing (alternative spelling)</text:p>
        </text:list-item>
        <text:list-item>
          <text:p text:style-name="P39">Cumwad</text:p>
        </text:list-item>
      </text:list>
      <text:h text:style-name="P9" text:outline-level="3"><text:span text:style-name="T25">Additive</text:span> <text:span text:style-name="T4">slang words</text:span></text:h>
      <text:list xml:id="list1321486135" text:style-name="L15">
        <text:list-item>
          <text:p text:style-name="P57"><text:span text:style-name="T28">ẞ</text:span><text:span text:style-name="T30">icc</text:span></text:p>
        </text:list-item>
        <text:list-item>
          <text:p text:style-name="P32">Thicc</text:p>
        </text:list-item>
        <text:list-item>
          <text:p text:style-name="P35">Yeeted</text:p>
        </text:list-item>
        <text:list-item>
          <text:p text:style-name="P35">Yeeter</text:p>
        </text:list-item>
        <text:list-item>
          <text:p text:style-name="P35">Yeet</text:p>
        </text:list-item>
      </text:list>
      <text:h text:style-name="P6" text:outline-level="3"><text:span text:style-name="T26">Additive</text:span> location words</text:h>
      <text:list xml:id="list673461831" text:style-name="L16">
        <text:list-item>
          <text:p text:style-name="P46">Scunthorpe</text:p>
        </text:list-item>
        <text:list-item>
          <text:p text:style-name="P36">Scun<text:span text:style-name="T31">þ</text:span>orpe</text:p>
        </text:list-item>
        <text:list-item>
          <text:p text:style-name="P46">Penistone</text:p>
        </text:list-item>
        <text:list-item>
          <text:p text:style-name="P46">Vuhledar</text:p>
        </text:list-item>
        <text:list-item>
          <text:p text:style-name="P46">Soledar</text:p>
        </text:list-item>
        <text:list-item>
          <text:p text:style-name="P46">Walla Walla</text:p>
        </text:list-item>
        <text:list-item>
          <text:p text:style-name="P46">Bucha</text:p>
        </text:list-item>
        <text:list-item>
          <text:p text:style-name="P36">Listenbourg (fictional)</text:p>
        </text:list-item>
      </text:list>
      <text:h text:style-name="P7" text:outline-level="3"><text:span text:style-name="T24">Additive</text:span> political words</text:h>
      <text:list xml:id="list3983602127" text:style-name="L17">
        <text:list-item>
          <text:p text:style-name="P47">Talibama</text:p>
        </text:list-item>
        <text:list-item>
          <text:p text:style-name="P47">Talibangelist</text:p>
        </text:list-item>
        <text:list-item>
          <text:p text:style-name="P47">Y’allQaeda</text:p>
        </text:list-item>
        <text:list-item>
          <text:p text:style-name="P47">Nazbol</text:p>
        </text:list-item>
        <text:list-item>
          <text:p text:style-name="P47">Putler</text:p>
        </text:list-item>
        <text:list-item>
          <text:p text:style-name="P47">Vladolph</text:p>
        </text:list-item>
      </text:list>
      <text:h text:style-name="P5" text:outline-level="3"><text:span text:style-name="T24">Additive</text:span> buzz/jargon words</text:h>
      <text:list xml:id="list3033218855" text:style-name="L18">
        <text:list-item>
          <text:p text:style-name="P23">Scroogled</text:p>
        </text:list-item>
        <text:list-item>
          <text:p text:style-name="P23">Scroogling</text:p>
        </text:list-item>
        <text:list-item>
          <text:p text:style-name="P23">Bikeshed</text:p>
        </text:list-item>
        <text:list-item>
          <text:p text:style-name="P23">Bikeshedding</text:p>
        </text:list-item>
        <text:list-item>
          <text:p text:style-name="P23">Hacky</text:p>
        </text:list-item>
        <text:list-item>
          <text:p text:style-name="P23"><text:soft-page-break/>Doomer</text:p>
        </text:list-item>
        <text:list-item>
          <text:p text:style-name="P23">Wojak</text:p>
        </text:list-item>
        <text:list-item>
          <text:p text:style-name="P23">Buttcoin</text:p>
        </text:list-item>
        <text:list-item>
          <text:p text:style-name="P23">Reddit</text:p>
        </text:list-item>
        <text:list-item>
          <text:p text:style-name="P23">Subreddit</text:p>
        </text:list-item>
        <text:list-item>
          <text:p text:style-name="P23">APK</text:p>
        </text:list-item>
        <text:list-item>
          <text:p text:style-name="P19">DeGoogle</text:p>
        </text:list-item>
        <text:list-item>
          <text:p text:style-name="P19">DeGoogled</text:p>
        </text:list-item>
        <text:list-item>
          <text:p text:style-name="P19">DeGoogling</text:p>
        </text:list-item>
        <text:list-item>
          <text:p text:style-name="P19">DeGoogler</text:p>
        </text:list-item>
        <text:list-item>
          <text:p text:style-name="P50">Readme/ReadMe/ReadME/README</text:p>
        </text:list-item>
      </text:list>
      <text:h text:style-name="P5" text:outline-level="3"><text:span text:style-name="T24">Additive</text:span> brand words</text:h>
      <text:list xml:id="list1959428652" text:style-name="L19">
        <text:list-item>
          <text:p text:style-name="P24">WacOS</text:p>
        </text:list-item>
        <text:list-item>
          <text:p text:style-name="P24">WhyOS</text:p>
        </text:list-item>
        <text:list-item>
          <text:p text:style-name="P24">WhyPadOS</text:p>
        </text:list-item>
        <text:list-item>
          <text:p text:style-name="P24">WhyPhoneOS</text:p>
        </text:list-item>
        <text:list-item>
          <text:p text:style-name="P24">WhyWatchOS</text:p>
        </text:list-item>
        <text:list-item>
          <text:p text:style-name="P24">LinkLax</text:p>
        </text:list-item>
        <text:list-item>
          <text:p text:style-name="P24">YouTube-DL</text:p>
        </text:list-item>
        <text:list-item>
          <text:p text:style-name="P24">YouTube-DLP</text:p>
        </text:list-item>
        <text:list-item>
          <text:p text:style-name="P24">Granatier</text:p>
        </text:list-item>
        <text:list-item>
          <text:p text:style-name="P24">Duolingo</text:p>
        </text:list-item>
        <text:list-item>
          <text:p text:style-name="P27">GLaDOS</text:p>
        </text:list-item>
        <text:list-item>
          <text:p text:style-name="P27">Chell</text:p>
        </text:list-item>
        <text:list-item>
          <text:p text:style-name="P27">iOS</text:p>
        </text:list-item>
        <text:list-item>
          <text:p text:style-name="P27">iPhoneOS</text:p>
        </text:list-item>
        <text:list-item>
          <text:p text:style-name="P27">iPadOS</text:p>
        </text:list-item>
        <text:list-item>
          <text:p text:style-name="P48">ePub</text:p>
        </text:list-item>
        <text:list-item>
          <text:p text:style-name="P48">JScript</text:p>
        </text:list-item>
        <text:list-item>
          <text:p text:style-name="P48"><text:soft-page-break/>DSuite</text:p>
        </text:list-item>
        <text:list-item>
          <text:p text:style-name="P48">DCal</text:p>
        </text:list-item>
        <text:list-item>
          <text:p text:style-name="P48">DCalendar</text:p>
        </text:list-item>
        <text:list-item>
          <text:p text:style-name="P48">Dmail</text:p>
        </text:list-item>
        <text:list-item>
          <text:p text:style-name="P48">JQuery</text:p>
        </text:list-item>
        <text:list-item>
          <text:p text:style-name="P48">MacOS</text:p>
        </text:list-item>
        <text:list-item>
          <text:p text:style-name="P48">TinyOS</text:p>
        </text:list-item>
        <text:list-item>
          <text:p text:style-name="P51">Tetris</text:p>
        </text:list-item>
        <text:list-item>
          <text:p text:style-name="P51">Minecraft</text:p>
        </text:list-item>
        <text:list-item>
          <text:p text:style-name="P51">Roblox</text:p>
        </text:list-item>
        <text:list-item>
          <text:p text:style-name="P51">Fortnite</text:p>
        </text:list-item>
        <text:list-item>
          <text:p text:style-name="P51">Zomboss (?move)</text:p>
        </text:list-item>
        <text:list-item>
          <text:p text:style-name="P51">Zune</text:p>
        </text:list-item>
        <text:list-item>
          <text:p text:style-name="P51">XBOX</text:p>
        </text:list-item>
        <text:list-item>
          <text:p text:style-name="P51">Krita</text:p>
        </text:list-item>
        <text:list-item>
          <text:p text:style-name="P51">Calligra</text:p>
        </text:list-item>
        <text:list-item>
          <text:p text:style-name="P51">Konqueror</text:p>
        </text:list-item>
        <text:list-item>
          <text:p text:style-name="P51">Kontact/Kontacts</text:p>
        </text:list-item>
        <text:list-item>
          <text:p text:style-name="P51">Slurpee</text:p>
        </text:list-item>
        <text:list-item>
          <text:p text:style-name="P51">Slushee</text:p>
        </text:list-item>
        <text:list-item>
          <text:p text:style-name="P51">Bigbite</text:p>
        </text:list-item>
      </text:list>
      <text:h text:style-name="P9" text:outline-level="3"><text:span text:style-name="T27">Added</text:span> <text:span text:style-name="T36">abbreviation words</text:span></text:h>
      <text:p text:style-name="P13">TODO: <text:span text:style-name="T1">Add examples for each word and how it is unabbreviated</text:span></text:p>
      <text:list xml:id="list1688099336" text:style-name="L20">
        <text:list-item>
          <text:p text:style-name="P49">RPi</text:p>
        </text:list-item>
        <text:list-item>
          <text:p text:style-name="P49">SNU</text:p>
        </text:list-item>
        <text:list-item>
          <text:p text:style-name="P49">QML</text:p>
        </text:list-item>
        <text:list-item>
          <text:p text:style-name="P28">XFCE</text:p>
        </text:list-item>
        <text:list-item>
          <text:p text:style-name="P28">LXQT</text:p>
        </text:list-item>
        <text:list-item>
          <text:p text:style-name="P28">LXDE</text:p>
        </text:list-item>
        <text:list-item>
          <text:p text:style-name="P49"><text:soft-page-break/>YT-DL</text:p>
        </text:list-item>
        <text:list-item>
          <text:p text:style-name="P49">EOL</text:p>
        </text:list-item>
        <text:list-item>
          <text:p text:style-name="P49">CRLF</text:p>
        </text:list-item>
        <text:list-item>
          <text:p text:style-name="P49">LF</text:p>
        </text:list-item>
        <text:list-item>
          <text:p text:style-name="P49">CR</text:p>
        </text:list-item>
        <text:list-item>
          <text:p text:style-name="P49">CBT</text:p>
        </text:list-item>
        <text:list-item>
          <text:p text:style-name="P49">CCP</text:p>
        </text:list-item>
        <text:list-item>
          <text:p text:style-name="P49">MKV</text:p>
        </text:list-item>
        <text:list-item>
          <text:p text:style-name="P49">BMP</text:p>
        </text:list-item>
        <text:list-item>
          <text:p text:style-name="P49">CSON</text:p>
        </text:list-item>
        <text:list-item>
          <text:p text:style-name="P49">JSON</text:p>
        </text:list-item>
        <text:list-item>
          <text:p text:style-name="P49">CPAP</text:p>
        </text:list-item>
        <text:list-item>
          <text:p text:style-name="P49">CSV</text:p>
        </text:list-item>
        <text:list-item>
          <text:p text:style-name="P49">CBA</text:p>
        </text:list-item>
        <text:list-item>
          <text:p text:style-name="P49">DRM (<text:span text:style-name="T14">D</text:span>igital <text:span text:style-name="T14">R</text:span>estrictive <text:span text:style-name="T14">M</text:span>easures)</text:p>
        </text:list-item>
        <text:list-item>
          <text:p text:style-name="P52">PSP (<text:span text:style-name="T14">P</text:span>lay<text:span text:style-name="T37">S</text:span>tation<text:span text:style-name="T14"> P</text:span>ortable)</text:p>
        </text:list-item>
      </text:list>
      <text:h text:style-name="P5" text:outline-level="3"><text:span text:style-name="T20">Removed </text:span>words</text:h>
      <text:list xml:id="list3722404986" text:style-name="L21">
        <text:list-item>
          <text:p text:style-name="P25">Google</text:p>
        </text:list-item>
        <text:list-item>
          <text:p text:style-name="P25">Googled</text:p>
        </text:list-item>
        <text:list-item>
          <text:p text:style-name="P25">Googling</text:p>
        </text:list-item>
        <text:list-item>
          <text:p text:style-name="P20">Googler</text:p>
        </text:list-item>
      </text:list>
      <text:p text:style-name="P10"/>
      <text:h text:style-name="P2" text:outline-level="1">Macro</text:h>
      <text:h text:style-name="P8" text:outline-level="3">Rules</text:h>
      <text:p text:style-name="P53"><text:span text:style-name="Source_20_Text">match case = true</text:span></text:p>
      <text:p text:style-name="P53"><text:span text:style-name="Source_20_Text"><text:span text:style-name="T38">revert (undo) (function)</text:span></text:span></text:p>
      <text:p text:style-name="P53"><text:span text:style-name="Source_20_Text"><text:span text:style-name="T38">redo (function)</text:span></text:span></text:p>
      <text:p text:style-name="P53"><text:span text:style-name="Source_20_Text"><text:span text:style-name="T38">Only replace </text:span></text:span><text:span text:style-name="Source_20_Text">þ </text:span><text:span text:style-name="Source_20_Text"><text:span text:style-name="T38">(function)</text:span></text:span></text:p>
      <text:p text:style-name="P54"><text:soft-page-break/><text:span text:style-name="Source_20_Text">Only replace </text:span><text:span text:style-name="Source_20_Text"><text:span text:style-name="T39">Þ</text:span></text:span><text:span text:style-name="Source_20_Text"> (function)</text:span></text:p>
      <text:p text:style-name="P53"><text:span text:style-name="Source_20_Text"><text:span text:style-name="T38">Only replace </text:span></text:span><text:span text:style-name="Source_20_Text">ß </text:span><text:span text:style-name="Source_20_Text"><text:span text:style-name="T38">(function)</text:span></text:span></text:p>
      <text:p text:style-name="P54"><text:span text:style-name="Source_20_Text">Only replace </text:span><text:span text:style-name="Source_20_Text"><text:span text:style-name="T39">ẞ </text:span></text:span><text:span text:style-name="Source_20_Text">(function)</text:span></text:p>
      <text:p text:style-name="P54"><text:span text:style-name="Source_20_Text">Only replace æ (function)</text:span></text:p>
      <text:p text:style-name="P58"><text:span text:style-name="Source_20_Text"><text:span text:style-name="T40">Only replace Æ (function)</text:span></text:span></text:p>
      <text:p text:style-name="P58"><text:span text:style-name="Source_20_Text"><text:span text:style-name="T42">find and replace:</text:span></text:span></text:p>
      <text:p text:style-name="P58"><text:span text:style-name="Source_20_Text"><text:span text:style-name="T43">ae = </text:span></text:span><text:span text:style-name="Source_20_Text"><text:span text:style-name="T41">æ </text:span></text:span><text:span text:style-name="Source_20_Text"><text:span text:style-name="T43">OR a OR e</text:span></text:span></text:p>
      <text:p text:style-name="P55"><text:span text:style-name="Source_20_Text"><text:span text:style-name="T43">AE = Æ OR A OR E</text:span></text:span></text:p>
      <text:p text:style-name="P55"><text:span text:style-name="Source_20_Text"><text:span text:style-name="T41">th → þ</text:span></text:span></text:p>
      <text:p text:style-name="P55"><text:span text:style-name="Source_20_Text"><text:span text:style-name="T41">TH/Th → Þ</text:span></text:span></text:p>
      <text:p text:style-name="P55"><text:span text:style-name="Source_20_Text"><text:span text:style-name="T41">ss → ß</text:span></text:span></text:p>
      <text:p text:style-name="P55"><text:span text:style-name="Source_20_Text"><text:span text:style-name="T41">SS/Ss → ẞ</text:span></text:span></text:p>
      <text:p text:style-name="P14">This is a simple macro that needs to be made</text:p>
      <text:p text:style-name="P14"><text:span text:style-name="T38">Prioritize versions written </text:span>in: VBScript, <text:span text:style-name="T38">VBA, BASIC, Python, C, Perl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20:42:34.357723976</meta:creation-date>
    <dc:date>2023-02-18T20:44:04.710201336</dc:date>
    <meta:editing-duration>PT1M30S</meta:editing-duration>
    <meta:editing-cycles>1</meta:editing-cycles>
    <meta:document-statistic meta:table-count="0" meta:image-count="0" meta:object-count="0" meta:page-count="18" meta:paragraph-count="493" meta:word-count="1758" meta:character-count="13404" meta:non-whitespace-character-count="12590"/>
    <meta:generator>LibreOffice/7.3.2.2$Linux_X86_64 LibreOffice_project/30$Build-2</meta:generator>
  </office:meta>
</office:document-meta>
</file>